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1018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float" office:value="6.107">
            <text:p>6.107</text:p>
          </table:table-cell>
          <table:table-cell table:style-name="ce1" office:value-type="float" office:value="0.061">
            <text:p>0.061</text:p>
          </table:table-cell>
          <table:table-cell table:style-name="ce1" office:value-type="float" office:value="9.07">
            <text:p>9.07</text:p>
          </table:table-cell>
          <table:table-cell table:style-name="ce1" office:value-type="float" office:value="0.091">
            <text:p>0.091</text:p>
          </table:table-cell>
          <table:table-cell table:style-name="ce1" office:value-type="string">
            <text:p>fields.py:76(update_boundary_values)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float" office:value="5.287">
            <text:p>5.287</text:p>
          </table:table-cell>
          <table:table-cell table:style-name="ce1" office:value-type="float" office:value="0.066">
            <text:p>0.066</text:p>
          </table:table-cell>
          <table:table-cell table:style-name="ce1" office:value-type="float" office:value="6.935">
            <text:p>6.935</text:p>
          </table:table-cell>
          <table:table-cell table:style-name="ce1" office:value-type="float" office:value="0.087">
            <text:p>0.087</text:p>
          </table:table-cell>
          <table:table-cell table:style-name="ce1" office:value-type="string">
            <text:p>implicit_operators.py:239(__init__)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200490">
            <text:p>200490</text:p>
          </table:table-cell>
          <table:table-cell table:style-name="ce1" office:value-type="float" office:value="2.006">
            <text:p>2.0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225">
            <text:p>4.22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linalg.py:1868(norm)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231789">
            <text:p>231789</text:p>
          </table:table-cell>
          <table:table-cell table:style-name="ce1" office:value-type="float" office:value="1.649">
            <text:p>1.6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649">
            <text:p>1.64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{method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1" office:value-type="float" office:value="1.614">
            <text:p>1.614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2.526">
            <text:p>2.526</text:p>
          </table:table-cell>
          <table:table-cell table:style-name="ce1" office:value-type="float" office:value="0.021">
            <text:p>0.021</text:p>
          </table:table-cell>
          <table:table-cell table:style-name="ce1" office:value-type="string">
            <text:p>explicit_operators.py:30(__init__)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office:value-type="float" office:value="1.095">
            <text:p>1.095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1.767">
            <text:p>1.767</text:p>
          </table:table-cell>
          <table:table-cell table:style-name="ce1" office:value-type="float" office:value="0.029">
            <text:p>0.029</text:p>
          </table:table-cell>
          <table:table-cell table:style-name="ce1" office:value-type="string">
            <text:p>calculated_fields.py:307(update_cell_gradient)</text:p>
          </table:table-cell>
          <table:table-cell table:style-name="ce1" table:number-columns-repeated="1018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863">
            <text:p>0.863</text:p>
          </table:table-cell>
          <table:table-cell office:value-type="float" office:value="0.003">
            <text:p>0.003</text:p>
          </table:table-cell>
          <table:table-cell office:value-type="float" office:value="1.284">
            <text:p>1.284</text:p>
          </table:table-cell>
          <table:table-cell office:value-type="float" office:value="0.005">
            <text:p>0.005</text:p>
          </table:table-cell>
          <table:table-cell office:value-type="string">
            <text:p>calculated_fields.py:36(__init__)</text:p>
          </table:table-cell>
          <table:table-cell table:number-columns-repeated="1018"/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0.823">
            <text:p>0.823</text:p>
          </table:table-cell>
          <table:table-cell office:value-type="float" office:value="0">
            <text:p>0</text:p>
          </table:table-cell>
          <table:table-cell office:value-type="float" office:value="0.823">
            <text:p>0.823</text:p>
          </table:table-cell>
          <table:table-cell office:value-type="float" office:value="0">
            <text:p>0</text:p>
          </table:table-cell>
          <table:table-cell office:value-type="string">
            <text:p>face.py:207(get_Sf_sign)</text:p>
          </table:table-cell>
          <table:table-cell table:number-columns-repeated="1018"/>
        </table:table-row>
        <table:table-row table:style-name="ro1">
          <table:table-cell office:value-type="float" office:value="278171">
            <text:p>278171</text:p>
          </table:table-cell>
          <table:table-cell office:value-type="float" office:value="0.671">
            <text:p>0.671</text:p>
          </table:table-cell>
          <table:table-cell office:value-type="float" office:value="0">
            <text:p>0</text:p>
          </table:table-cell>
          <table:table-cell office:value-type="float" office:value="0.671">
            <text:p>0.671</text:p>
          </table:table-cell>
          <table:table-cell office:value-type="float" office:value="0">
            <text:p>0</text:p>
          </table:table-cell>
          <table:table-cell office:value-type="string">
            <text:p>{numpy.core.multiarray.array}</text:p>
          </table:table-cell>
          <table:table-cell table:number-columns-repeated="1018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667">
            <text:p>0.667</text:p>
          </table:table-cell>
          <table:table-cell office:value-type="float" office:value="0.004">
            <text:p>0.004</text:p>
          </table:table-cell>
          <table:table-cell office:value-type="float" office:value="0.676">
            <text:p>0.676</text:p>
          </table:table-cell>
          <table:table-cell office:value-type="float" office:value="0.004">
            <text:p>0.004</text:p>
          </table:table-cell>
          <table:table-cell office:value-type="string">
            <text:p>fields.py:241(__init__)</text:p>
          </table:table-cell>
          <table:table-cell table:number-columns-repeated="1018"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0.533">
            <text:p>0.533</text:p>
          </table:table-cell>
          <table:table-cell office:value-type="float" office:value="0">
            <text:p>0</text:p>
          </table:table-cell>
          <table:table-cell office:value-type="float" office:value="0.533">
            <text:p>0.533</text:p>
          </table:table-cell>
          <table:table-cell office:value-type="float" office:value="0">
            <text:p>0</text:p>
          </table:table-cell>
          <table:table-cell office:value-type="string">
            <text:p>face.py:199(get_Sf)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487">
            <text:p>0.487</text:p>
          </table:table-cell>
          <table:table-cell office:value-type="float" office:value="0.006">
            <text:p>0.006</text:p>
          </table:table-cell>
          <table:table-cell office:value-type="float" office:value="1.545">
            <text:p>1.545</text:p>
          </table:table-cell>
          <table:table-cell office:value-type="float" office:value="0.019">
            <text:p>0.019</text:p>
          </table:table-cell>
          <table:table-cell office:value-type="string">
            <text:p>calculated_fields.py:460(__init__)</text:p>
          </table:table-cell>
          <table:table-cell table:number-columns-repeated="1018"/>
        </table:table-row>
        <table:table-row table:style-name="ro1">
          <table:table-cell office:value-type="float" office:value="12200">
            <text:p>12200</text:p>
          </table:table-cell>
          <table:table-cell office:value-type="float" office:value="0.414">
            <text:p>0.414</text:p>
          </table:table-cell>
          <table:table-cell office:value-type="float" office:value="0">
            <text:p>0</text:p>
          </table:table-cell>
          <table:table-cell office:value-type="float" office:value="0.414">
            <text:p>0.414</text:p>
          </table:table-cell>
          <table:table-cell office:value-type="float" office:value="0">
            <text:p>0</text:p>
          </table:table-cell>
          <table:table-cell office:value-type="string">
            <text:p>patch.py:122(find_face_id_in_patch)</text:p>
          </table:table-cell>
          <table:table-cell table:number-columns-repeated="1018"/>
        </table:table-row>
        <table:table-row table:style-name="ro1">
          <table:table-cell office:value-type="float" office:value="117989">
            <text:p>117989</text:p>
          </table:table-cell>
          <table:table-cell office:value-type="float" office:value="0.401">
            <text:p>0.401</text:p>
          </table:table-cell>
          <table:table-cell office:value-type="float" office:value="0">
            <text:p>0</text:p>
          </table:table-cell>
          <table:table-cell office:value-type="float" office:value="0.401">
            <text:p>0.401</text:p>
          </table:table-cell>
          <table:table-cell office:value-type="float" office:value="0">
            <text:p>0</text:p>
          </table:table-cell>
          <table:table-cell office:value-type="string">
            <text:p>fields.py:34(get_patch)</text:p>
          </table:table-cell>
          <table:table-cell table:number-columns-repeated="1018"/>
        </table:table-row>
        <table:table-row table:style-name="ro1">
          <table:table-cell office:value-type="float" office:value="194835">
            <text:p>194835</text:p>
          </table:table-cell>
          <table:table-cell office:value-type="float" office:value="0.358">
            <text:p>0.358</text:p>
          </table:table-cell>
          <table:table-cell office:value-type="float" office:value="0">
            <text:p>0</text:p>
          </table:table-cell>
          <table:table-cell office:value-type="float" office:value="0.358">
            <text:p>0.358</text:p>
          </table:table-cell>
          <table:table-cell office:value-type="float" office:value="0">
            <text:p>0</text:p>
          </table:table-cell>
          <table:table-cell office:value-type="string">
            <text:p>{numpy.core._dotblas.dot}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24">
            <text:p>0.324</text:p>
          </table:table-cell>
          <table:table-cell office:value-type="float" office:value="0.016">
            <text:p>0.016</text:p>
          </table:table-cell>
          <table:table-cell office:value-type="float" office:value="1.053">
            <text:p>1.053</text:p>
          </table:table-cell>
          <table:table-cell office:value-type="float" office:value="0.053">
            <text:p>0.053</text:p>
          </table:table-cell>
          <table:table-cell office:value-type="string">
            <text:p>calculated_fields.py:363(__init__)</text:p>
          </table:table-cell>
          <table:table-cell table:number-columns-repeated="1018"/>
        </table:table-row>
        <table:table-row table:style-name="ro1">
          <table:table-cell office:value-type="float" office:value="234350">
            <text:p>234350</text:p>
          </table:table-cell>
          <table:table-cell office:value-type="float" office:value="0.244">
            <text:p>0.244</text:p>
          </table:table-cell>
          <table:table-cell office:value-type="float" office:value="0">
            <text:p>0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office:value-type="string">
            <text:p>numeric.py:252(asarray)</text:p>
          </table:table-cell>
          <table:table-cell table:number-columns-repeated="1018"/>
        </table:table-row>
        <table:table-row table:style-name="ro1">
          <table:table-cell office:value-type="float" office:value="200570">
            <text:p>200570</text:p>
          </table:table-cell>
          <table:table-cell office:value-type="float" office:value="0.159">
            <text:p>0.159</text:p>
          </table:table-cell>
          <table:table-cell office:value-type="float" office:value="0">
            <text:p>0</text:p>
          </table:table-cell>
          <table:table-cell office:value-type="float" office:value="0.159">
            <text:p>0.159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0.109">
            <text:p>0.109</text:p>
          </table:table-cell>
          <table:table-cell office:value-type="float" office:value="0">
            <text:p>0</text:p>
          </table:table-cell>
          <table:table-cell office:value-type="float" office:value="0.109">
            <text:p>0.109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16640">
            <text:p>16640</text:p>
          </table:table-cell>
          <table:table-cell office:value-type="float" office:value="0.105">
            <text:p>0.105</text:p>
          </table:table-cell>
          <table:table-cell office:value-type="float" office:value="0">
            <text:p>0</text:p>
          </table:table-cell>
          <table:table-cell office:value-type="float" office:value="0.337">
            <text:p>0.337</text:p>
          </table:table-cell>
          <table:table-cell office:value-type="float" office:value="0">
            <text:p>0</text:p>
          </table:table-cell>
          <table:table-cell office:value-type="string">
            <text:p>numeric.py:2080(array_equal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02">
            <text:p>0.102</text:p>
          </table:table-cell>
          <table:table-cell office:value-type="float" office:value="0.005">
            <text:p>0.005</text:p>
          </table:table-cell>
          <table:table-cell office:value-type="float" office:value="0.808">
            <text:p>0.808</text:p>
          </table:table-cell>
          <table:table-cell office:value-type="float" office:value="0.04">
            <text:p>0.04</text:p>
          </table:table-cell>
          <table:table-cell office:value-type="string">
            <text:p>explicit_operators.py:217(__init__)</text:p>
          </table:table-cell>
          <table:table-cell table:number-columns-repeated="1018"/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0.099">
            <text:p>0.099</text:p>
          </table:table-cell>
          <table:table-cell office:value-type="float" office:value="0">
            <text:p>0</text:p>
          </table:table-cell>
          <table:table-cell office:value-type="float" office:value="0.154">
            <text:p>0.154</text:p>
          </table:table-cell>
          <table:table-cell office:value-type="float" office:value="0">
            <text:p>0</text:p>
          </table:table-cell>
          <table:table-cell office:value-type="string">
            <text:p>geomTools.py:202(quadrangle_area_vect_vert)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94">
            <text:p>0.094</text:p>
          </table:table-cell>
          <table:table-cell office:value-type="float" office:value="0.002">
            <text:p>0.002</text:p>
          </table:table-cell>
          <table:table-cell office:value-type="float" office:value="0.147">
            <text:p>0.147</text:p>
          </table:table-cell>
          <table:table-cell office:value-type="float" office:value="0.004">
            <text:p>0.004</text:p>
          </table:table-cell>
          <table:table-cell office:value-type="string">
            <text:p>fields.py:55(dot_Sf)</text:p>
          </table:table-cell>
          <table:table-cell table:number-columns-repeated="1018"/>
        </table:table-row>
        <table:table-row table:style-name="ro1">
          <table:table-cell office:value-type="float" office:value="200529">
            <text:p>200529</text:p>
          </table:table-cell>
          <table:table-cell office:value-type="float" office:value="0.091">
            <text:p>0.091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0.088">
            <text:p>0.088</text:p>
          </table:table-cell>
          <table:table-cell office:value-type="float" office:value="0">
            <text:p>0</text:p>
          </table:table-cell>
          <table:table-cell office:value-type="float" office:value="0.733">
            <text:p>0.733</text:p>
          </table:table-cell>
          <table:table-cell office:value-type="float" office:value="0.001">
            <text:p>0.001</text:p>
          </table:table-cell>
          <table:table-cell office:value-type="string">
            <text:p>vtkTools.py:114(fill_obj_data_lists)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77">
            <text:p>0.077</text:p>
          </table:table-cell>
          <table:table-cell office:value-type="float" office:value="0.001">
            <text:p>0.001</text:p>
          </table:table-cell>
          <table:table-cell office:value-type="float" office:value="0.079">
            <text:p>0.079</text:p>
          </table:table-cell>
          <table:table-cell office:value-type="float" office:value="0.001">
            <text:p>0.001</text:p>
          </table:table-cell>
          <table:table-cell office:value-type="string">
            <text:p>calculated_fields.py:101(__init__)</text:p>
          </table:table-cell>
          <table:table-cell table:number-columns-repeated="1018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204">
            <text:p>0.204</text:p>
          </table:table-cell>
          <table:table-cell office:value-type="float" office:value="0">
            <text:p>0</text:p>
          </table:table-cell>
          <table:table-cell office:value-type="string">
            <text:p>numeric.py:1915(allclose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68">
            <text:p>0.068</text:p>
          </table:table-cell>
          <table:table-cell office:value-type="float" office:value="0.003">
            <text:p>0.003</text:p>
          </table:table-cell>
          <table:table-cell office:value-type="float" office:value="0.163">
            <text:p>0.163</text:p>
          </table:table-cell>
          <table:table-cell office:value-type="float" office:value="0.008">
            <text:p>0.008</text:p>
          </table:table-cell>
          <table:table-cell office:value-type="string">
            <text:p>iterative.py:212(cg)</text:p>
          </table:table-cell>
          <table:table-cell table:number-columns-repeated="1018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196">
            <text:p>0.196</text:p>
          </table:table-cell>
          <table:table-cell office:value-type="float" office:value="0">
            <text:p>0</text:p>
          </table:table-cell>
          <table:table-cell office:value-type="string">
            <text:p>geomTools.py:36(polygon_centroid_and_area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57">
            <text:p>0.057</text:p>
          </table:table-cell>
          <table:table-cell office:value-type="float" office:value="0.003">
            <text:p>0.003</text:p>
          </table:table-cell>
          <table:table-cell office:value-type="float" office:value="0.06">
            <text:p>0.06</text:p>
          </table:table-cell>
          <table:table-cell office:value-type="float" office:value="0.003">
            <text:p>0.003</text:p>
          </table:table-cell>
          <table:table-cell office:value-type="string">
            <text:p>implicit_operators.py:53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56">
            <text:p>0.056</text:p>
          </table:table-cell>
          <table:table-cell table:number-columns-repeated="2" office:value-type="float" office:value="0.636">
            <text:p>0.636</text:p>
          </table:table-cell>
          <table:table-cell office:value-type="string">
            <text:p>readers.py:253(__init__)</text:p>
          </table:table-cell>
          <table:table-cell table:number-columns-repeated="1018"/>
        </table:table-row>
        <table:table-row table:style-name="ro1">
          <table:table-cell office:value-type="float" office:value="128993">
            <text:p>128993</text:p>
          </table:table-cell>
          <table:table-cell office:value-type="float" office:value="0.054">
            <text:p>0.054</text:p>
          </table:table-cell>
          <table:table-cell office:value-type="float" office:value="0">
            <text:p>0</text:p>
          </table:table-cell>
          <table:table-cell office:value-type="float" office:value="0.054">
            <text:p>0.054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1018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office:value-type="string">
            <text:p>patch.py:88(set_patch_distributed)</text:p>
          </table:table-cell>
          <table:table-cell table:number-columns-repeated="1018"/>
        </table:table-row>
        <table:table-row table:style-name="ro1">
          <table:table-cell office:value-type="float" office:value="86748">
            <text:p>86748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1018"/>
        </table:table-row>
        <table:table-row table:style-name="ro1">
          <table:table-cell office:value-type="float" office:value="94110">
            <text:p>94110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string">
            <text:p>vertex.py:64(__eq__)</text:p>
          </table:table-cell>
          <table:table-cell table:number-columns-repeated="1018"/>
        </table:table-row>
        <table:table-row table:style-name="ro1">
          <table:table-cell office:value-type="float" office:value="16640">
            <text:p>16640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office:value-type="float" office:value="0.548">
            <text:p>0.548</text:p>
          </table:table-cell>
          <table:table-cell office:value-type="float" office:value="0">
            <text:p>0</text:p>
          </table:table-cell>
          <table:table-cell office:value-type="string">
            <text:p>face.py:237(are_faces_equal)</text:p>
          </table:table-cell>
          <table:table-cell table:number-columns-repeated="101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string">
            <text:p>fields.py:147(initialize_face_with_vector)</text:p>
          </table:table-cell>
          <table:table-cell table:number-columns-repeated="1018"/>
        </table:table-row>
        <table:table-row table:style-name="ro1">
          <table:table-cell office:value-type="float" office:value="3216">
            <text:p>3216</text:p>
          </table:table-cell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office:value-type="string">
            <text:p>{numpy.core.multiarray.zeros}</text:p>
          </table:table-cell>
          <table:table-cell table:number-columns-repeated="1018"/>
        </table:table-row>
        <table:table-row table:style-name="ro1">
          <table:table-cell office:value-type="float" office:value="19540">
            <text:p>1954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173">
            <text:p>0.173</text:p>
          </table:table-cell>
          <table:table-cell office:value-type="float" office:value="0">
            <text:p>0</text:p>
          </table:table-cell>
          <table:table-cell office:value-type="string">
            <text:p>_methods.py:28(_all)</text:p>
          </table:table-cell>
          <table:table-cell table:number-columns-repeated="1018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string">
            <text:p>face.py:132(update_gradient_weights)</text:p>
          </table:table-cell>
          <table:table-cell table:number-columns-repeated="1018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243">
            <text:p>0.243</text:p>
          </table:table-cell>
          <table:table-cell office:value-type="float" office:value="0">
            <text:p>0</text:p>
          </table:table-cell>
          <table:table-cell office:value-type="string">
            <text:p>face.py:20(__init__)</text:p>
          </table:table-cell>
          <table:table-cell table:number-columns-repeated="1018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143">
            <text:p>0.143</text:p>
          </table:table-cell>
          <table:table-cell office:value-type="float" office:value="0.001">
            <text:p>0.001</text:p>
          </table:table-cell>
          <table:table-cell office:value-type="string">
            <text:p>geomTools.py:301(polyhedron_centroid_and_volume)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3">
            <text:p>0.023</text:p>
          </table:table-cell>
          <table:table-cell office:value-type="float" office:value="0.005">
            <text:p>0.005</text:p>
          </table:table-cell>
          <table:table-cell office:value-type="float" office:value="0.028">
            <text:p>0.028</text:p>
          </table:table-cell>
          <table:table-cell office:value-type="float" office:value="0.006">
            <text:p>0.006</text:p>
          </table:table-cell>
          <table:table-cell office:value-type="string">
            <text:p>vtkTools.py:204(add_fields)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2">
            <text:p>0.022</text:p>
          </table:table-cell>
          <table:table-cell office:value-type="float" office:value="0.004">
            <text:p>0.004</text:p>
          </table:table-cell>
          <table:table-cell office:value-type="float" office:value="0.792">
            <text:p>0.792</text:p>
          </table:table-cell>
          <table:table-cell office:value-type="float" office:value="0.158">
            <text:p>0.158</text:p>
          </table:table-cell>
          <table:table-cell office:value-type="string">
            <text:p>vtkTools.py:104(save_vtu_objects)</text:p>
          </table:table-cell>
          <table:table-cell table:number-columns-repeated="1018"/>
        </table:table-row>
        <table:table-row table:style-name="ro1">
          <table:table-cell office:value-type="float" office:value="128602">
            <text:p>128602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9">
            <text:p>0.019</text:p>
          </table:table-cell>
          <table:table-cell office:value-type="float" office:value="0.009">
            <text:p>0.009</text:p>
          </table:table-cell>
          <table:table-cell office:value-type="float" office:value="0.045">
            <text:p>0.045</text:p>
          </table:table-cell>
          <table:table-cell office:value-type="float" office:value="0.023">
            <text:p>0.023</text:p>
          </table:table-cell>
          <table:table-cell office:value-type="string">
            <text:p>machar.py:114(_do_init)</text:p>
          </table:table-cell>
          <table:table-cell table:number-columns-repeated="1018"/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044">
            <text:p>0.044</text:p>
          </table:table-cell>
          <table:table-cell office:value-type="float" office:value="0">
            <text:p>0</text:p>
          </table:table-cell>
          <table:table-cell office:value-type="string">
            <text:p>vector_operations.py:13(VecCross)</text:p>
          </table:table-cell>
          <table:table-cell table:number-columns-repeated="1018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string">
            <text:p>face.py:88(update_weights)</text:p>
          </table:table-cell>
          <table:table-cell table:number-columns-repeated="1018"/>
        </table:table-row>
        <table:table-row table:style-name="ro1">
          <table:table-cell office:value-type="float" office:value="19540">
            <text:p>19540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7390">
            <text:p>739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string">
            <text:p>face.py:187(get_vertex_ids)</text:p>
          </table:table-cell>
          <table:table-cell table:number-columns-repeated="1018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string">
            <text:p>vertex.py:73(get_independent_vertices)</text:p>
          </table:table-cell>
          <table:table-cell table:number-columns-repeated="1018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string">
            <text:p>{cy_geometric_tools.cy_area_vector}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string">
            <text:p>generic_operator.py:115(__add__)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0.001">
            <text:p>0.001</text:p>
          </table:table-cell>
          <table:table-cell office:value-type="string">
            <text:p>iterative.py:86(bicg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14">
            <text:p>0.014</text:p>
          </table:table-cell>
          <table:table-cell table:number-columns-repeated="2" office:value-type="float" office:value="25.809">
            <text:p>25.809</text:p>
          </table:table-cell>
          <table:table-cell office:value-type="string">
            <text:p>test2DChannelFlow.py:3(&lt;module&gt;)</text:p>
          </table:table-cell>
          <table:table-cell table:number-columns-repeated="1018"/>
        </table:table-row>
        <table:table-row table:style-name="ro1">
          <table:table-cell office:value-type="float" office:value="11959">
            <text:p>11959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string">
            <text:p>numeric.py:322(asanyarray)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string">
            <text:p>face.py:193(get_cell_ids)</text:p>
          </table:table-cell>
          <table:table-cell table:number-columns-repeated="1018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string">
            <text:p>fields.py:134(initialize_cell_with_vector)</text:p>
          </table:table-cell>
          <table:table-cell table:number-columns-repeated="1018"/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0">
            <text:p>0</text:p>
          </table:table-cell>
          <table:table-cell office:value-type="string">
            <text:p>fromnumeric.py:1563(any)</text:p>
          </table:table-cell>
          <table:table-cell table:number-columns-repeated="1018"/>
        </table:table-row>
        <table:table-row table:style-name="ro1">
          <table:table-cell office:value-type="float" office:value="53185">
            <text:p>53185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{max}</text:p>
          </table:table-cell>
          <table:table-cell table:number-columns-repeated="1018"/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_methods.py:24(_any)</text:p>
          </table:table-cell>
          <table:table-cell table:number-columns-repeated="1018"/>
        </table:table-row>
        <table:table-row table:style-name="ro1">
          <table:table-cell office:value-type="float" office:value="16640">
            <text:p>1664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557">
            <text:p>0.557</text:p>
          </table:table-cell>
          <table:table-cell office:value-type="float" office:value="0">
            <text:p>0</text:p>
          </table:table-cell>
          <table:table-cell office:value-type="string">
            <text:p>face.py:66(__eq__)</text:p>
          </table:table-cell>
          <table:table-cell table:number-columns-repeated="1018"/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{cy_geometric_tools.cy_calc_cos}</text:p>
          </table:table-cell>
          <table:table-cell table:number-columns-repeated="1018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{numpy.core.multiarray.copyto}</text:p>
          </table:table-cell>
          <table:table-cell table:number-columns-repeated="1018"/>
        </table:table-row>
        <table:table-row table:style-name="ro1">
          <table:table-cell office:value-type="float" office:value="3915">
            <text:p>3915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48">
            <text:p>0.048</text:p>
          </table:table-cell>
          <table:table-cell office:value-type="float" office:value="0">
            <text:p>0</text:p>
          </table:table-cell>
          <table:table-cell office:value-type="string">
            <text:p>_methods.py:16(_sum)</text:p>
          </table:table-cell>
          <table:table-cell table:number-columns-repeated="1018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string">
            <text:p>fields.py:112(__init__)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string">
            <text:p>fields.py:165(__init__)</text:p>
          </table:table-cell>
          <table:table-cell table:number-columns-repeated="1018"/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6">
            <text:p>0.006</text:p>
          </table:table-cell>
          <table:table-cell office:value-type="float" office:value="0.002">
            <text:p>0.002</text:p>
          </table:table-cell>
          <table:table-cell office:value-type="float" office:value="0.027">
            <text:p>0.027</text:p>
          </table:table-cell>
          <table:table-cell office:value-type="float" office:value="0.007">
            <text:p>0.007</text:p>
          </table:table-cell>
          <table:table-cell office:value-type="string">
            <text:p>__init__.py:2(&lt;module&gt;)</text:p>
          </table:table-cell>
          <table:table-cell table:number-columns-repeated="1018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string">
            <text:p>face.py:215(find_neighbour_vertex_on_face)</text:p>
          </table:table-cell>
          <table:table-cell table:number-columns-repeated="1018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fields.py:213(__init__)</text:p>
          </table:table-cell>
          <table:table-cell table:number-columns-repeated="1018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function_base.py:3220(add_newdoc)</text:p>
          </table:table-cell>
          <table:table-cell table:number-columns-repeated="1018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vertex.py:97(get_list_of_ids)</text:p>
          </table:table-cell>
          <table:table-cell table:number-columns-repeated="1018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fromnumeric.py:1643(all)</text:p>
          </table:table-cell>
          <table:table-cell table:number-columns-repeated="1018"/>
        </table:table-row>
        <table:table-row table:style-name="ro1">
          <table:table-cell office:value-type="float" office:value="4711">
            <text:p>4711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linecache.py:13(getline)</text:p>
          </table:table-cell>
          <table:table-cell table:number-columns-repeated="1018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string">
            <text:p>numeric.py:1091(roll)</text:p>
          </table:table-cell>
          <table:table-cell table:number-columns-repeated="1018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{cy_geometric_tools.cy_triangle_areas}</text:p>
          </table:table-cell>
          <table:table-cell table:number-columns-repeated="1018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173">
            <text:p>0.173</text:p>
          </table:table-cell>
          <table:table-cell office:value-type="float" office:value="0.001">
            <text:p>0.001</text:p>
          </table:table-cell>
          <table:table-cell office:value-type="string">
            <text:p>cell.py:131(create_cell_from_fac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4">
            <text:p>0.004</text:p>
          </table:table-cell>
          <table:table-cell table:number-columns-repeated="2" office:value-type="float" office:value="0.005">
            <text:p>0.005</text:p>
          </table:table-cell>
          <table:table-cell office:value-type="string">
            <text:p>chebyshev.py:87(&lt;module&gt;)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4">
            <text:p>0.004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office:value-type="string">
            <text:p>collections.py:284(namedtuple)</text:p>
          </table:table-cell>
          <table:table-cell table:number-columns-repeated="1018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string">
            <text:p>face.py:69(update_Sf)</text:p>
          </table:table-cell>
          <table:table-cell table:number-columns-repeated="101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float" office:value="0.001">
            <text:p>0.001</text:p>
          </table:table-cell>
          <table:table-cell office:value-type="string">
            <text:p>fields.py:193(get_component_as_scalar_field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generic_operator.py:122(__sub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4">
            <text:p>0.004</text:p>
          </table:table-cell>
          <table:table-cell table:number-columns-repeated="2" office:value-type="float" office:value="0.005">
            <text:p>0.005</text:p>
          </table:table-cell>
          <table:table-cell office:value-type="string">
            <text:p>hermite.py:59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4">
            <text:p>0.004</text:p>
          </table:table-cell>
          <table:table-cell table:number-columns-repeated="2" office:value-type="float" office:value="0.005">
            <text:p>0.005</text:p>
          </table:table-cell>
          <table:table-cell office:value-type="string">
            <text:p>hermite_e.py:59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4">
            <text:p>0.004</text:p>
          </table:table-cell>
          <table:table-cell table:number-columns-repeated="2" office:value-type="float" office:value="0.005">
            <text:p>0.005</text:p>
          </table:table-cell>
          <table:table-cell office:value-type="string">
            <text:p>laguerre.py:59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4">
            <text:p>0.004</text:p>
          </table:table-cell>
          <table:table-cell table:number-columns-repeated="2" office:value-type="float" office:value="0.005">
            <text:p>0.005</text:p>
          </table:table-cell>
          <table:table-cell office:value-type="string">
            <text:p>legendre.py:8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4">
            <text:p>0.004</text:p>
          </table:table-cell>
          <table:table-cell table:number-columns-repeated="2" office:value-type="float" office:value="0.005">
            <text:p>0.005</text:p>
          </table:table-cell>
          <table:table-cell office:value-type="string">
            <text:p>polynomial.py:54(&lt;module&gt;)</text:p>
          </table:table-cell>
          <table:table-cell table:number-columns-repeated="1018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sre_compile.py:208(_optimize_charset)</text:p>
          </table:table-cell>
          <table:table-cell table:number-columns-repeated="1018"/>
        </table:table-row>
        <table:table-row table:style-name="ro1">
          <table:table-cell office:value-type="string">
            <text:p>136/2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sre_parse.py:380(_parse)</text:p>
          </table:table-cell>
          <table:table-cell table:number-columns-repeated="1018"/>
        </table:table-row>
        <table:table-row table:style-name="ro1">
          <table:table-cell office:value-type="float" office:value="7375">
            <text:p>737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{isinstance}</text:p>
          </table:table-cell>
          <table:table-cell table:number-columns-repeated="1018"/>
        </table:table-row>
        <table:table-row table:style-name="ro1">
          <table:table-cell office:value-type="float" office:value="6295">
            <text:p>629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8640">
            <text:p>864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3915">
            <text:p>391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52">
            <text:p>0.05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{numpy.core.multiarray.arange}</text:p>
          </table:table-cell>
          <table:table-cell table:number-columns-repeated="1018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{numpy.core.multiarray.concatenate}</text:p>
          </table:table-cell>
          <table:table-cell table:number-columns-repeated="1018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{numpy.core.multiarray.empty}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114">
            <text:p>0.114</text:p>
          </table:table-cell>
          <table:table-cell office:value-type="float" office:value="0.01">
            <text:p>0.01</text:p>
          </table:table-cell>
          <table:table-cell office:value-type="string">
            <text:p>__init__.py:1(&lt;module&gt;)</text:p>
          </table:table-cell>
          <table:table-cell table:number-columns-repeated="1018"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fields.py:19(__init__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generic_operator.py:30(__add__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generic_operator.py:35(__sub__)</text:p>
          </table:table-cell>
          <table:table-cell table:number-columns-repeated="1018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0">
            <text:p>0</text:p>
          </table:table-cell>
          <table:table-cell office:value-type="string">
            <text:p>geomTools.py:154(face_area_vect_ver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3">
            <text:p>0.003</text:p>
          </table:table-cell>
          <table:table-cell table:number-columns-repeated="2" office:value-type="float" office:value="0.004">
            <text:p>0.004</text:p>
          </table:table-cell>
          <table:table-cell office:value-type="string">
            <text:p>numeric.py:1(&lt;module&gt;)</text:p>
          </table:table-cell>
          <table:table-cell table:number-columns-repeated="1018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string">
            <text:p>numeric.py:120(ones)</text:p>
          </table:table-cell>
          <table:table-cell table:number-columns-repeated="1018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string">
            <text:p>patch.py:35(__init__)</text:p>
          </table:table-cell>
          <table:table-cell table:number-columns-repeated="1018"/>
        </table:table-row>
        <table:table-row table:style-name="ro1">
          <table:table-cell office:value-type="string">
            <text:p>310/2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01">
            <text:p>0.001</text:p>
          </table:table-cell>
          <table:table-cell office:value-type="string">
            <text:p>sre_compile.py:33(_compile)</text:p>
          </table:table-cell>
          <table:table-cell table:number-columns-repeated="1018"/>
        </table:table-row>
        <table:table-row table:style-name="ro1">
          <table:table-cell office:value-type="float" office:value="6330">
            <text:p>633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vertex.py:67(are_vertices_equal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imp.load_module}</text:p>
          </table:table-cell>
          <table:table-cell table:number-columns-repeated="1018"/>
        </table:table-row>
        <table:table-row table:style-name="ro1">
          <table:table-cell office:value-type="float" office:value="6166">
            <text:p>616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0.003">
            <text:p>0.003</text:p>
          </table:table-cell>
          <table:table-cell office:value-type="string">
            <text:p>Image.py:27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0.081">
            <text:p>0.081</text:p>
          </table:table-cell>
          <table:table-cell office:value-type="string">
            <text:p>__init__.py:106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0.008">
            <text:p>0.008</text:p>
          </table:table-cell>
          <table:table-cell office:value-type="string">
            <text:p>__init__.py:173(&lt;module&gt;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11">
            <text:p>0.011</text:p>
          </table:table-cell>
          <table:table-cell office:value-type="float" office:value="0.005">
            <text:p>0.005</text:p>
          </table:table-cell>
          <table:table-cell office:value-type="string">
            <text:p>__init__.py:38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2">
            <text:p>0.002</text:p>
          </table:table-cell>
          <table:table-cell office:value-type="string">
            <text:p>__init__.py:4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2">
            <text:p>0.002</text:p>
          </table:table-cell>
          <table:table-cell office:value-type="string">
            <text:p>__init__.py:88(&lt;module&gt;)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2.108">
            <text:p>2.108</text:p>
          </table:table-cell>
          <table:table-cell office:value-type="float" office:value="0.035">
            <text:p>0.035</text:p>
          </table:table-cell>
          <table:table-cell office:value-type="string">
            <text:p>calculated_fields.py:286(__init__)</text:p>
          </table:table-cell>
          <table:table-cell table:number-columns-repeated="1018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178">
            <text:p>0.178</text:p>
          </table:table-cell>
          <table:table-cell office:value-type="float" office:value="0.001">
            <text:p>0.001</text:p>
          </table:table-cell>
          <table:table-cell office:value-type="string">
            <text:p>cell.py:23(__init__)</text:p>
          </table:table-cell>
          <table:table-cell table:number-columns-repeated="1018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fromnumeric.py:2222(rank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48">
            <text:p>0.048</text:p>
          </table:table-cell>
          <table:table-cell office:value-type="float" office:value="0.002">
            <text:p>0.002</text:p>
          </table:table-cell>
          <table:table-cell office:value-type="string">
            <text:p>generic_equation.py:179(solve)</text:p>
          </table:table-cell>
          <table:table-cell table:number-columns-repeated="1018"/>
        </table:table-row>
        <table:table-row table:style-name="ro1">
          <table:table-cell office:value-type="float" office:value="4711">
            <text:p>471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linecache.py:33(getlines)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sre_compile.py:259(_mk_bitmap)</text:p>
          </table:table-cell>
          <table:table-cell table:number-columns-repeated="1018"/>
        </table:table-row>
        <table:table-row table:style-name="ro1">
          <table:table-cell office:value-type="string">
            <text:p>452/16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sre_parse.py:141(getwidth)</text:p>
          </table:table-cell>
          <table:table-cell table:number-columns-repeated="1018"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sre_parse.py:183(__next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.002">
            <text:p>0.002</text:p>
          </table:table-cell>
          <table:table-cell office:value-type="string">
            <text:p>time_loop.py:66(print_tim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0.003">
            <text:p>0.003</text:p>
          </table:table-cell>
          <table:table-cell office:value-type="string">
            <text:p>umfpack.py:6(&lt;module&gt;)</text:p>
          </table:table-cell>
          <table:table-cell table:number-columns-repeated="1018"/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ath.acos}</text:p>
          </table:table-cell>
          <table:table-cell table:number-columns-repeated="1018"/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1685">
            <text:p>168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numpy.core.multiarray.einsum}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__init__.py:119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56">
            <text:p>0.056</text:p>
          </table:table-cell>
          <table:table-cell office:value-type="string">
            <text:p>__init__.py:128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3">
            <text:p>0.03</text:p>
          </table:table-cell>
          <table:table-cell office:value-type="string">
            <text:p>__init__.py:15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6">
            <text:p>0.006</text:p>
          </table:table-cell>
          <table:table-cell office:value-type="string">
            <text:p>__init__.py:45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arpack.py:8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47">
            <text:p>0.047</text:p>
          </table:table-cell>
          <table:table-cell office:value-type="string">
            <text:p>basic.py:6(&lt;module&gt;)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812">
            <text:p>0.812</text:p>
          </table:table-cell>
          <table:table-cell office:value-type="float" office:value="0.02">
            <text:p>0.02</text:p>
          </table:table-cell>
          <table:table-cell office:value-type="string">
            <text:p>calculated_fields.py:476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case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compat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core.py:2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24">
            <text:p>0.024</text:p>
          </table:table-cell>
          <table:table-cell office:value-type="string">
            <text:p>decorator.py:29(&lt;module&gt;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  <table:table-cell office:value-type="float" office:value="0.069">
            <text:p>0.069</text:p>
          </table:table-cell>
          <table:table-cell office:value-type="string">
            <text:p>explicit_operators.py:75(__init__)</text:p>
          </table:table-cell>
          <table:table-cell table:number-columns-repeated="1018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fields.py:71(__init__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.78">
            <text:p>1.78</text:p>
          </table:table-cell>
          <table:table-cell office:value-type="float" office:value="0.089">
            <text:p>0.089</text:p>
          </table:table-cell>
          <table:table-cell office:value-type="string">
            <text:p>generic_equation.py:247(reset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166">
            <text:p>0.166</text:p>
          </table:table-cell>
          <table:table-cell office:value-type="float" office:value="0.008">
            <text:p>0.008</text:p>
          </table:table-cell>
          <table:table-cell office:value-type="string">
            <text:p>generic_equation.py:56(solv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generic_mesh.py:88(get_areas)</text:p>
          </table:table-cell>
          <table:table-cell table:number-columns-repeated="1018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generic_operator.py:17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generic_operator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geomTools.py:12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hashlib.py:55(&lt;module&gt;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5.234">
            <text:p>5.234</text:p>
          </table:table-cell>
          <table:table-cell office:value-type="float" office:value="0.262">
            <text:p>0.262</text:p>
          </table:table-cell>
          <table:table-cell office:value-type="string">
            <text:p>implicit_operators.py:346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3">
            <text:p>0.003</text:p>
          </table:table-cell>
          <table:table-cell office:value-type="string">
            <text:p>index_tricks.py:1(&lt;module&gt;)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interface.py:204(__init__)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string">
            <text:p>interface.py:235(aslinearoperator)</text:p>
          </table:table-cell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interface.py:59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27">
            <text:p>0.027</text:p>
          </table:table-cell>
          <table:table-cell office:value-type="string">
            <text:p>iterative.py:1(&lt;module&gt;)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204">
            <text:p>0.204</text:p>
          </table:table-cell>
          <table:table-cell office:value-type="float" office:value="0.003">
            <text:p>0.003</text:p>
          </table:table-cell>
          <table:table-cell office:value-type="string">
            <text:p>iterative.py:75(non_reentran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lapack.py:5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linalg.py:10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4">
            <text:p>0.004</text:p>
          </table:table-cell>
          <table:table-cell office:value-type="string">
            <text:p>linsolve.py:1(&lt;module&gt;)</text:p>
          </table:table-cell>
          <table:table-cell table:number-columns-repeated="1018"/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mesh_object.py:13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npyio.py:1(&lt;module&gt;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atch.py:54(set_patch_uniform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pickle.py:25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6">
            <text:p>0.006</text:p>
          </table:table-cell>
          <table:table-cell office:value-type="string">
            <text:p>pilutil.py:7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polynomial.py:928(poly1d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83">
            <text:p>0.083</text:p>
          </table:table-cell>
          <table:table-cell office:value-type="string">
            <text:p>readers.py:3(&lt;module&gt;)</text:p>
          </table:table-cell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sputils.py:108(isshape)</text:p>
          </table:table-cell>
          <table:table-cell table:number-columns-repeated="1018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string">
            <text:p>sre_compile.py:179(_compile_charset)</text:p>
          </table:table-cell>
          <table:table-cell table:number-columns-repeated="1018"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sre_parse.py:131(__getitem__)</text:p>
          </table:table-cell>
          <table:table-cell table:number-columns-repeated="1018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sre_parse.py:202(get)</text:p>
          </table:table-cell>
          <table:table-cell table:number-columns-repeated="1018"/>
        </table:table-row>
        <table:table-row table:style-name="ro1">
          <table:table-cell office:value-type="string">
            <text:p>77/2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sre_parse.py:302(_parse_sub)</text:p>
          </table:table-cell>
          <table:table-cell table:number-columns-repeated="1018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string.py:158(convert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637">
            <text:p>0.637</text:p>
          </table:table-cell>
          <table:table-cell office:value-type="float" office:value="0.032">
            <text:p>0.032</text:p>
          </table:table-cell>
          <table:table-cell office:value-type="string">
            <text:p>time_loop.py:51(save_time)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utils.py:29(make_system)</text:p>
          </table:table-cell>
          <table:table-cell table:number-columns-repeated="1018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string">
            <text:p>vertex.py:15(__init__)</text:p>
          </table:table-cell>
          <table:table-cell table:number-columns-repeated="1018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vertex.py:37(setX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compile}</text:p>
          </table:table-cell>
          <table:table-cell table:number-columns-repeated="1018"/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cy_geometric_tools.cy_value_close}</text:p>
          </table:table-cell>
          <table:table-cell table:number-columns-repeated="1018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getattr}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3056">
            <text:p>305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ArgInfo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ArgSpec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Argument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Attribut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Match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Mismatch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ModuleInfo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Traceback)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0.001">
            <text:p>0.001</text:p>
          </table:table-cell>
          <table:table-cell office:value-type="string">
            <text:p>&lt;string&gt;:1(bicg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163">
            <text:p>0.163</text:p>
          </table:table-cell>
          <table:table-cell office:value-type="float" office:value="0.008">
            <text:p>0.008</text:p>
          </table:table-cell>
          <table:table-cell office:value-type="string">
            <text:p>&lt;string&gt;:1(cg)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&lt;string&gt;:1(non_reentran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2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7(Chebyshev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7(Hermit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7(Hermite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7(Laguerr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7(Legendr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7(Polynomial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8(__new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xTk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.py:1711(_ImageCrop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.py:1746(ImagePointHandl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.py:1750(ImageTransformHandl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.py:36(_imaging_not_installed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.py:406(_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.py:445(Imag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108(MinFilt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124(MaxFilt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142(ModeFilt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158(GaussianBlu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169(UnsharpMask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18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182(BLU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195(CONTOU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0(Filt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06(DETAIL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17(EDGE_ENHANC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28(EDGE_ENHANCE_MOR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39(EMBOS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50(FIND_EDG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6(Kernel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61(SMOOTH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72(SMOOTH_MOR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85(SHARPEN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59(BuiltinFilt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66(RankFilt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92(MedianFilt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Mode.py:17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Mode.py:22(ModeDescript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ngIO.py:30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ngIO.py:42(StringIO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serDict.py:58(ge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serDict.py:70(__contains__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config__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future__.py:48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future__.py:74(_Feature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future__.py:75(__init__)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0(&lt;lambda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0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01(&lt;module&gt;)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04(CFunctionType)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3(&lt;lambda&gt;)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46(&lt;lambda&gt;)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47(_check_siz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59(py_objec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3">
            <text:p>0.003</text:p>
          </table:table-cell>
          <table:table-cell office:value-type="string">
            <text:p>__init__.py:168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68(c_shor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72(c_ushort)</text:p>
          </table:table-cell>
          <table:table-cell table:number-columns-repeated="1018"/>
        </table:table-row>
        <table:table-row table:style-name="ro1">
          <table:table-cell office:value-type="float" office:value="199">
            <text:p>19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74(&lt;lambda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76(c_long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80(c_ulong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89(c_in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__init__.py:19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93(c_uint)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95(&lt;lambda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97(c_floa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01(c_doubl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05(c_longdoubl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26(c_ubyt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33(c_byt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38(c_cha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43(c_char_p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55(c_void_p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60(c_bool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65(_reset_cach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91(c_wchar_p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94(c_wcha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332(CDLL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349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359(_FuncPt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388(PyDLL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428(LibraryLoader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429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__init__.py:44(&lt;module&gt;)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493(PYFUNCTYPE)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494(CFunctionTyp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4">
            <text:p>0.004</text:p>
          </table:table-cell>
          <table:table-cell office:value-type="string">
            <text:p>__init__.py:52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7">
            <text:p>0.007</text:p>
          </table:table-cell>
          <table:table-cell office:value-type="string">
            <text:p>__init__.py:6(&lt;module&gt;)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60(&lt;lambda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4">
            <text:p>0.004</text:p>
          </table:table-cell>
          <table:table-cell office:value-type="string">
            <text:p>__init__.py:60(&lt;module&gt;)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78(CFUNCTYPE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string">
            <text:p>__init__.py:8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9">
            <text:p>0.09</text:p>
          </table:table-cell>
          <table:table-cell office:value-type="string">
            <text:p>__init__.py:87(&lt;module&gt;)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96(&lt;lambda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binary.py:14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components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datasource.py:148(DataSourc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datasource.py:3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datasource.py:47(_FileOpener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datasource.py:482(Repository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datasource.py:70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decomp_qz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endian.py:26(_swapped_meta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endian.py:4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endian.py:49(BigEndianStructur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mport_tools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mport_tools.py:334(PackageLoaderDebug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mport_tools.py:6(PackageLoader)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18(getargspec)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3(ismethod)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50(strseq)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57(formatargspec)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59(&lt;lambda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60(&lt;lambda&gt;)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61(&lt;lambda&gt;)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24(isfunction)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37(iscode)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59(getarg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6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ternal.py:191(_getintp_ctyp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ternal.py:212(_missing_ctyp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ternal.py:219(_ctyp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_internal.py:4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145(LineSplitt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236(NameValidat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428(ConverterErr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435(ConverterLockErr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442(ConversionWarning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456(StringConvert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laplacian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methods.py:4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solvers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_umfpack.py:11(swig_import_help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_umfpack.py:9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validation.py:1(&lt;module&gt;)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16(__init__)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20(__enter__)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26(__exit__)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36(__init__)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52(_commit_removals)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58(__iter__)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68(__contains__)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81(add)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bc.py:105(register)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bc.py:148(__subclasscheck__)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bc.py:15(abstractmethod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abc.py:86(__new__)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bc.py:89(&lt;genexpr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7">
            <text:p>0.037</text:p>
          </table:table-cell>
          <table:table-cell office:value-type="string">
            <text:p>add_newdocs.py:9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288(ArpackErr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297(ArpackNoConvergenc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315(_ArpackParam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386(_SymmetricArpackParam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603(_UnsymmetricArpackParam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904(SpLuInv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924(LuInv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938(IterInv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968(IterOpInv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_printer.py:2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ad.py:4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arrayprint.py:4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523(FloatForma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635(IntegerForma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655(LongFloatForma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685(LongComplexForma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696(ComplexForma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712(DatetimeForma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740(TimedeltaForma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arraysetops.py:25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terator.py:21(Arrayterat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terator.py:9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e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e.py:13(SparseWarning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e.py:14(SparseFormatWarning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e.py:15(SparseEfficiencyWarning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e.py:44(spmatrix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isect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las.py:6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sr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sr.py:11(swig_import_help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sr.py:19(bsr_matrix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sr.py:9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lculated_fields.py:143(HRSFaceValu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lculated_fields.py:16(LinearFaceValu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lculated_fields.py:257(GaussCellGradien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alculated_fields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lculated_fields.py:350(GaussFaceGradien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lculated_fields.py:447(MassFlux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lculated_fields.py:473(Divergenc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lculated_fields.py:82(UpwindFaceValu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1019(FunctionTestCas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133(TestCas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25(SkipTes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34(_ExpectedFailur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45(_UnexpectedSuccess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610(_deprecat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98(_AssertRaisesContex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ell.py:12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ell.py:21(Cell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ollections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llections.py:26(OrderedDict)</text:p>
          </table:table-cell>
          <table:table-cell table:number-columns-repeated="1018"/>
        </table:table-row>
        <table:table-row table:style-name="ro1">
          <table:table-cell office:value-type="float" office:value="290">
            <text:p>29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llections.py:325(&lt;genexpr&gt;)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llections.py:349(&lt;genexpr&gt;)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llections.py:351(&lt;genexpr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llections.py:383(Count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mmon.py:4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mpat.py:106(Unpickl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mpat.py:113(Pickl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mpressed.py:17(_cs_matrix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mpressed.py:2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nstruct.py:2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o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o.py:11(swig_import_help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o.py:16(coo_matrix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o.py:9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py.py:113(_copy_with_construct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py.py:66(copy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py_reg.py:14(pickl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py_reg.py:27(construct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1032(_DomainedBinaryOperation)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1052(__init__)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ore.py:107(get_object_signatur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126(MAErr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129(MaskErr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252(_MaskedPrintOption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257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401(_arraymethod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430(__init__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436(getdoc)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443(__ge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471(MaskedIterat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574(MaskedArray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507(mvoid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697(MaskedConstan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703(__new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706(__array_finalize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807(_extrema_operation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862(_minimum_operation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864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874(_maximum_operation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876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918(_frommethod)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ore.py:5928(__init__)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ore.py:5932(getdoc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120(_convert2ma)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132(__init__)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137(getdoc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28(_DomainCheckInterval)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36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50(_DomainTan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56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66(_DomainSafeDivide)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68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81(_DomainGreater)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83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93(_DomainGreaterEqual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95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804(_MaskedUnaryOperation)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821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886(_MaskedBinaryOperation)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90(doc_note)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905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sc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sc.py:11(swig_import_help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sc.py:17(csc_matrix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sc.py:9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sgraph.py:11(swig_import_help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sgraph.py:9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4">
            <text:p>0.004</text:p>
          </table:table-cell>
          <table:table-cell office:value-type="string">
            <text:p>csr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csr.py:11(swig_import_help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sr.py:19(csr_matrix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csr.py:9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typeslib.py:153(_ndptr)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typeslib.py:306(prep_simpl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3">
            <text:p>0.003</text:p>
          </table:table-cell>
          <table:table-cell office:value-type="string">
            <text:p>ctypeslib.py:5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ata.py:19(_data_matrix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ata.py:7(&lt;module&gt;)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ata.py:80(_create_method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mp.py:15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mp_cholesky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mp_lu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mp_qr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6">
            <text:p>0.046</text:p>
          </table:table-cell>
          <table:table-cell office:value-type="string">
            <text:p>decomp_schur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mp_svd.py:1(&lt;module&gt;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rator.py:124(update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decorator.py:135(make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decorator.py:164(create)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rator.py:182(&lt;genexpr&gt;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decorator.py:186(decorat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rator.py:54(getfullargspec)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rator.py:56(__init__)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rator.py:62(__iter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rator.py:71(FunctionMaker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decorator.py:77(__init__)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rator.py:95(&lt;lambda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decorators.py:15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fchararray.py:17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fchararray.py:1732(chararray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defmatrix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fmatrix.py:195(matrix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a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a.py:11(swig_import_help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a.py:14(dia_matrix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a.py:9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fflib.py:1672(HtmlDiff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difflib.py:29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fflib.py:46(SequenceMatch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fflib.py:766(Diff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s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occer.py:2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ok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ok.py:21(dok_matrix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ual.py:12(&lt;module&gt;)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ual.py:50(register_func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plicit_operators.py:113(Laplac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plicit_operators.py:163(LaplaceVec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plicit_operators.py:17(Divergenc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plicit_operators.py:204(Gradien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explicit_operators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plicit_operators.py:69(DivergenceVec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ct.py:2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10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1415(MAxisConcatenat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1427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1481(mr_clas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1497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222(_fromnxfunction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239(__init__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243(getdoc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ace.py:18(Fac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face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ftpack.py:32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elds.py:108(ScalarField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elds.py:15(Field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elds.py:161(VectorField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elds.py:209(SurfaceScalarField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elds.py:237(SurfaceVectorField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elds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elds.py:67(VolumeField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nancial.py:8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linalg.py:5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nmatch.py:1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ormat.py:136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romnumeric.py:2(&lt;module&gt;)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fromnumeric.py:923(diagonal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string">
            <text:p>function_base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unction_base.py:1706(vectoriz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unctions.py:3(&lt;module&gt;)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unctions.py:60(zeros)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unctools.py:17(update_wrapper)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unctools.py:39(wraps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.864">
            <text:p>1.864</text:p>
          </table:table-cell>
          <table:table-cell office:value-type="float" office:value="0.093">
            <text:p>0.093</text:p>
          </table:table-cell>
          <table:table-cell office:value-type="string">
            <text:p>generic_equation.py:103(reset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equation.py:122(add_monitor)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equation.py:126(append_to_monit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equation.py:130(GenericVectorEquation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equation.py:134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equation.py:19(GenericScalarEquation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equation.py:23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equation.py:244(save_residual)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generic_equation.py:274(diag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03">
            <text:p>0.103</text:p>
          </table:table-cell>
          <table:table-cell office:value-type="string">
            <text:p>generic_equation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equation.py:82(save_residual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mesh.py:14(GenericMesh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mesh.py:19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mesh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mesh.py:80(get_volum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operator.py:13(GenericScalarOperat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operator.py:86(GenericVectorOperator)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generic_operator.py:90(__init__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path.py:15(exists)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path.py:26(isfile)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11(_frz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float" office:value="0.023">
            <text:p>0.023</text:p>
          </table:table-cell>
          <table:table-cell office:value-type="string">
            <text:p>getlimits.py:124(_init)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145(&lt;lambda&gt;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146(&lt;lambda&gt;)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147(&lt;lambda&gt;)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148(&lt;lambda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192(iinfo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2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22(finfo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242(__init__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267(max)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float" office:value="0.011">
            <text:p>0.011</text:p>
          </table:table-cell>
          <table:table-cell office:value-type="string">
            <text:p>getlimits.py:91(__new__)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ashlib.py:94(__get_openssl_construct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eapq.py:3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elper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103(DdtCrankNicholsonVec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131(Divergenc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17(DdtEul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185(DivergenceVec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227(Laplac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334(LaplaceVec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49(DdtEulerVec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77(DdtCrankNicholson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142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210(AxisConcatenator)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228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337(RClas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431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436(CClas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453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458(ndenumerat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505(ndindex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600(IndexExpression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643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82(nd_grid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o.py:147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o.py:175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o.py:34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o.py:8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o.py:84(&lt;module&gt;)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142(isfunction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209(iscod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2">
            <text:p>0.022</text:p>
          </table:table-cell>
          <table:table-cell office:value-type="string">
            <text:p>inspect.py:25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630(EndOfBlock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632(BlockFinder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67(ismethod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743(getargs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803(getargspec)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837(strseq)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844(formatargspec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terface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terface.py:203(MatrixLinearOperator)</text:p>
          </table:table-cell>
          <table:table-cell table:number-columns-repeated="1018"/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string">
            <text:p>interface.py:213(rmatvec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terface.py:218(IdentityOperator)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interface.py:219(__init__)</text:p>
          </table:table-cell>
          <table:table-cell table:number-columns-repeated="1018"/>
        </table:table-row>
        <table:table-row table:style-name="ro1">
          <table:table-cell office:value-type="float" office:value="1722">
            <text:p>172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terface.py:223(matvec)</text:p>
          </table:table-cell>
          <table:table-cell table:number-columns-repeated="1018"/>
        </table:table-row>
        <table:table-row table:style-name="ro1">
          <table:table-cell office:value-type="float" office:value="155">
            <text:p>15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terface.py:226(rmatvec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terface.py:7(LinearOperat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io.py:34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o.py:69(IOBas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o.py:72(RawIOBas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o.py:75(BufferedIOBas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o.py:78(TextIOBase)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terative.py:67(set_docstring)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terative.py:68(combin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keyword.py:1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56">
            <text:p>0.056</text:p>
          </table:table-cell>
          <table:table-cell office:value-type="string">
            <text:p>lgmres.py:4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il.py:19(lil_matrix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il.py:2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inalg.py:37(LinAlgErr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inalg_version.py:1(&lt;module&gt;)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linecache.py:68(updatecach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ader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ader.py:38(TestLoad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bpcg.py:1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bpcg.py:85(CallableLinearOperat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smr.py:17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sqr.py:50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achar.py:15(MachA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achar.py:4(&lt;module&gt;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float" office:value="0.023">
            <text:p>0.023</text:p>
          </table:table-cell>
          <table:table-cell office:value-type="string">
            <text:p>machar.py:95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ain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ain.py:63(TestProgram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7">
            <text:p>0.007</text:p>
          </table:table-cell>
          <table:table-cell office:value-type="string">
            <text:p>matfuncs.py:5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emmap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emmap.py:20(memmap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esh_object.py:11(MeshObjec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esh_object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inres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isc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isc.py:4(&lt;module&gt;)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nosetester.py:137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setester.py:6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setester.py:85(NoseTest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pyio.py:126(NpzFil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pyio.py:82(BagObj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bers.py:13(Numb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bers.py:169(Real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bers.py:270(Rational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bers.py:295(Integral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bers.py:34(Complex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numbers.py:6(&lt;module&gt;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1473(set_string_function)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07(extend_all)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178(seterr)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274(geter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493(_unspecified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497(errstat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571(_setdef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37(ComplexWarning)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128(english_lower)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155(english_upper)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182(english_capitalize)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217(_evalname)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230(bitnam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286(_add_typ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302(_add_alias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343(_add_integer_alias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384(_set_up_alias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433(_construct_char_code_lookup)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448(_add_array_typ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456(_set_array_types)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608(obj2sctyp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770(_typedic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778(__getitem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785(_construct_lookup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numerictypes.py:82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864(&lt;lambda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pytest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pytest.py:10(IgnoreException)</text:p>
          </table:table-cell>
          <table:table-cell table:number-columns-repeated="1018"/>
        </table:table-row>
        <table:table-row table:style-name="ro1">
          <table:table-cell office:value-type="float" office:value="119">
            <text:p>1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pcode.py:27(def_op)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pcode.py:31(name_op)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pcode.py:35(jrel_op)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pcode.py:39(jabs_op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pcode.py:5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output.py:12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utput.py:22(clean_output_dir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utput.py:231(write_pvd_collection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output.py:235(write_csv_file)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792">
            <text:p>0.792</text:p>
          </table:table-cell>
          <table:table-cell office:value-type="float" office:value="0.158">
            <text:p>0.158</text:p>
          </table:table-cell>
          <table:table-cell office:value-type="string">
            <text:p>output.py:64(write_mesh_file_with_field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atch.py:15(Patch)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atch.py:17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atch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atch.py:33(FieldPatch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ickle.py:1261(_EmptyClas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ickle.py:171(Pickl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ickle.py:58(PickleErr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ickle.py:62(PicklingErr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ickle.py:69(UnpicklingErr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ickle.py:82(_Stop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ickle.py:827(Unpickl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nomial.py:19(RankWarning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polynomial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template.py:1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utils.py:3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utils.py:48(RankWarning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utils.py:52(PolyErr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utils.py:56(PolyDomainErr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utils.py:69(PolyBase)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127(dirnam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321(normpath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350(abspath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59(isabs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68(join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print.py:35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print.py:84(PrettyPrinter)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ecision.py:15(_get_precision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ecision.py:21(_fill_tabl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ecision.py:28(PrecisionError)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ecision.py:31(_lookup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ecision.py:6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y3k.py:4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andom.py:100(seed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random.py:40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andom.py:649(WichmannHill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andom.py:72(Random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andom.py:799(SystemRandom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andom.py:91(__init__)</text:p>
          </table:table-cell>
          <table:table-cell table:number-columns-repeated="1018"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re.py:134(match)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01">
            <text:p>0.001</text:p>
          </table:table-cell>
          <table:table-cell office:value-type="string">
            <text:p>re.py:188(compile)</text:p>
          </table:table-cell>
          <table:table-cell table:number-columns-repeated="1018"/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string">
            <text:p>re.py:226(_compil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aders.py:20(MSHMesh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aders.py:248(FoamMesh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cords.py:214(record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cords.py:284(recarray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cords.py:36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cords.py:83(format_pars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result.py:1(&lt;module&gt;)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sult.py:14(failfas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sult.py:26(TestResul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unner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unner.py:119(TextTestRunn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unner.py:12(_WritelnDecorat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unner.py:28(TextTestResul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cimath.py:17(&lt;module&gt;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ape_base.py:1(&lt;module&gt;)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shape_base.py:58(atleast_2d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util.py:31(Err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util.py:34(SpecialFileErr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util.py:38(ExecErr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util.py:5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ignals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ignals.py:9(_InterruptHandl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7">
            <text:p>0.007</text:p>
          </table:table-cell>
          <table:table-cell office:value-type="string">
            <text:p>special_matrices.py:2(&lt;module&gt;)</text:p>
          </table:table-cell>
          <table:table-cell table:number-columns-repeated="1018"/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sputils.py:123(issequenc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putils.py:2(&lt;module&gt;)</text:p>
          </table:table-cell>
          <table:table-cell table:number-columns-repeated="1018"/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sputils.py:93(isintlike)</text:p>
          </table:table-cell>
          <table:table-cell table:number-columns-repeated="1018"/>
        </table:table-row>
        <table:table-row table:style-name="ro1">
          <table:table-cell office:value-type="float" office:value="408">
            <text:p>40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25(_identityfunction)</text:p>
          </table:table-cell>
          <table:table-cell table:number-columns-repeated="1018"/>
        </table:table-row>
        <table:table-row table:style-name="ro1">
          <table:table-cell office:value-type="float" office:value="144">
            <text:p>1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355(_simple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sre_compile.py:362(_compile_info)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475(isstring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01">
            <text:p>0.001</text:p>
          </table:table-cell>
          <table:table-cell office:value-type="string">
            <text:p>sre_compile.py:481(_code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01">
            <text:p>0.001</text:p>
          </table:table-cell>
          <table:table-cell office:value-type="string">
            <text:p>sre_compile.py:496(compile)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52(fixup)</text:p>
          </table:table-cell>
          <table:table-cell table:number-columns-repeated="1018"/>
        </table:table-row>
        <table:table-row table:style-name="ro1">
          <table:table-cell office:value-type="float" office:value="671">
            <text:p>67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27(__len__)</text:p>
          </table:table-cell>
          <table:table-cell table:number-columns-repeated="1018"/>
        </table:table-row>
        <table:table-row table:style-name="ro1">
          <table:table-cell office:value-type="float" office:value="144">
            <text:p>1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35(__setitem__)</text:p>
          </table:table-cell>
          <table:table-cell table:number-columns-repeated="1018"/>
        </table:table-row>
        <table:table-row table:style-name="ro1">
          <table:table-cell office:value-type="float" office:value="447">
            <text:p>4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39(append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79(__init__)</text:p>
          </table:table-cell>
          <table:table-cell table:number-columns-repeated="1018"/>
        </table:table-row>
        <table:table-row table:style-name="ro1">
          <table:table-cell office:value-type="float" office:value="856">
            <text:p>8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sre_parse.py:196(match)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11(isident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14(isdigit)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17(isname)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26(_class_escape)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58(_escape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01">
            <text:p>0.001</text:p>
          </table:table-cell>
          <table:table-cell office:value-type="string">
            <text:p>sre_parse.py:674(parse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68(__init__)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73(opengroup)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84(closegroup)</text:p>
          </table:table-cell>
          <table:table-cell table:number-columns-repeated="1018"/>
        </table:table-row>
        <table:table-row table:style-name="ro1">
          <table:table-cell office:value-type="float" office:value="310">
            <text:p>3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91(__init__)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at.py:24(S_IFMT)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at.py:49(S_ISREG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de_tricks.py:12(DummyArray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de_tricks.py:7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ng.py:131(__init__)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office:value-type="string">
            <text:p>string.py:148(substitute)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ng.py:308(join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b_mesh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b_mesh.py:3(SubMesh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ite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ite.py:16(BaseTestSuit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ite.py:252(_ErrorHold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ite.py:299(_DebugResul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ite.py:78(TestSuit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empfile.py:108(_RandomNameSequenc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tempfile.py:18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empfile.py:368(_TemporaryFileWrapp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empfile.py:497(SpooledTemporaryFil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ime_loop.py:15(TimeLoop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ime_loop.py:20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ime_loop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ime_loop.py:40(uniform_save_tim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56">
            <text:p>0.156</text:p>
          </table:table-cell>
          <table:table-cell office:value-type="string">
            <text:p>time_loop.py:63(save_curren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oken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okenize.py:145(TokenErro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okenize.py:147(StopTokenizing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okenize.py:178(Untokeniz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8">
            <text:p>0.018</text:p>
          </table:table-cell>
          <table:table-cell office:value-type="string">
            <text:p>tokenize.py:23(&lt;module&gt;)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okenize.py:44(group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okenize.py:45(any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okenize.py:46(maybe)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twodim_base.py:169(ey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wodim_base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string">
            <text:p>type_check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ypeconv.py:1(&lt;module&gt;)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ypeconv.py:22(convtypecod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ypeconv.py:51(_oldtypecod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funclike.py:4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funcs.py: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mfpack.py:233(Struc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mfpack.py:254(UmfpackContext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mfpack.py:37(updateDictWithVar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util.py:1(&lt;module&gt;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utils.py:1(&lt;module&gt;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08(__init__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13(__call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364(WarningMessag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394(WarningManag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416(__init__)</text:p>
          </table:table-cell>
          <table:table-cell office:value-type="string">
            <text:p>method</text:p>
          </table:table-cell>
          <table:table-cell office:value-type="string">
            <text:p>__new__</text:p>
          </table:table-cell>
          <table:table-cell office:value-type="string">
            <text:p>of</text:p>
          </table:table-cell>
          <table:table-cell office:value-type="string">
            <text:p>type</text:p>
          </table:table-cell>
          <table:table-cell office:value-type="string">
            <text:p>object</text:p>
          </table:table-cell>
          <table:table-cell office:value-type="string">
            <text:p>at</text:p>
          </table:table-cell>
          <table:table-cell office:value-type="string">
            <text:p>0x84a640}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424(__enter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440(__exit__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57(deprecate)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9(coerc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3(&lt;module&gt;)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utils.py:78(postprocess)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93(_set_function_nam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97(_Deprecate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988(SafeEval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vector_operations.py:3(&lt;module&gt;)</text:p>
          </table:table-cell>
          <table:table-cell office:value-type="string">
            <text:p>seed</text:p>
          </table:table-cell>
          <table:table-cell office:value-type="string">
            <text:p>at</text:p>
          </table:table-cell>
          <table:table-cell office:value-type="string">
            <text:p>0x2bc9938}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version.py:3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81">
            <text:p>0.081</text:p>
          </table:table-cell>
          <table:table-cell office:value-type="string">
            <text:p>vertex.py:11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vertex.py:13(Vertex)</text:p>
          </table:table-cell>
          <table:table-cell table:number-columns-repeated="1018"/>
        </table:table-row>
        <table:table-row table:style-name="ro1">
          <table:table-cell office:value-type="float" office:value="612">
            <text:p>6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vertex.py:42(setY)</text:p>
          </table:table-cell>
          <table:table-cell table:number-columns-repeated="1018"/>
        </table:table-row>
        <table:table-row table:style-name="ro1">
          <table:table-cell office:value-type="float" office:value="612">
            <text:p>6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vertex.py:47(setZ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vtkTools.py:14(&lt;module&gt;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vtkTools.py:455(save_pvd_collection)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warnings.py:45(filterwarning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arnings.py:74(simplefilter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eakref.py:243(__init__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_import__}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ctypes.POINTER}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ctypes.dlopen}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ctypes.set_conversion_mode}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ctypes.sizeof}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hashlib.openssl_md5}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hashlib.openssl_sha1}</text:p>
          </table:table-cell>
          <table:table-cell office:value-type="string">
            <text:p>'__contains__'</text:p>
          </table:table-cell>
          <table:table-cell office:value-type="string">
            <text:p>of</text:p>
          </table:table-cell>
          <table:table-cell office:value-type="string">
            <text:p>'frozense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hashlib.openssl_sha224}</text:p>
          </table:table-cell>
          <table:table-cell office:value-type="string">
            <text:p>'__subclasses__'</text:p>
          </table:table-cell>
          <table:table-cell office:value-type="string">
            <text:p>of</text:p>
          </table:table-cell>
          <table:table-cell office:value-type="string">
            <text:p>'type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hashlib.openssl_sha256}</text:p>
          </table:table-cell>
          <table:table-cell office:value-type="string">
            <text:p>'__subclasshook__'</text:p>
          </table:table-cell>
          <table:table-cell office:value-type="string">
            <text:p>of</text:p>
          </table:table-cell>
          <table:table-cell office:value-type="string">
            <text:p>'objec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hashlib.openssl_sha384}</text:p>
          </table:table-cell>
          <table:table-cell office:value-type="string">
            <text:p>'add'</text:p>
          </table:table-cell>
          <table:table-cell office:value-type="string">
            <text:p>of</text:p>
          </table:table-cell>
          <table:table-cell office:value-type="string">
            <text:p>'se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hashlib.openssl_sha512}</text:p>
          </table:table-cell>
          <table:table-cell office:value-type="string">
            <text:p>'all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sre.compile}</text:p>
          </table:table-cell>
          <table:table-cell office:value-type="string">
            <text:p>'any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sre.getlower}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struct.calcsize}</text:p>
          </table:table-cell>
          <table:table-cell office:value-type="string">
            <text:p>'astype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all}</text:p>
          </table:table-cell>
          <table:table-cell office:value-type="string">
            <text:p>'clear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binascii.hexlify}</text:p>
          </table:table-cell>
          <table:table-cell office:value-type="string">
            <text:p>'close'</text:p>
          </table:table-cell>
          <table:table-cell office:value-type="string">
            <text:p>of</text:p>
          </table:table-cell>
          <table:table-cell office:value-type="string">
            <text:p>'file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built-in</text:p>
          </table:table-cell>
          <table:table-cell office:value-type="string">
            <text:p>'conj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256">
            <text:p>2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chr}</text:p>
          </table:table-cell>
          <table:table-cell office:value-type="string">
            <text:p>'cop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dir}</text:p>
          </table:table-cell>
          <table:table-cell office:value-type="string">
            <text:p>'diagonal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eval}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filter}</text:p>
          </table:table-cell>
          <table:table-cell office:value-type="string">
            <text:p>'dot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function</text:p>
          </table:table-cell>
          <table:table-cell office:value-type="string">
            <text:p>'endswith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globals}</text:p>
          </table:table-cell>
          <table:table-cell office:value-type="string">
            <text:p>'ext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268">
            <text:p>26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hasattr}</text:p>
          </table:table-cell>
          <table:table-cell office:value-type="string">
            <text:p>'format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imp.find_module}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string">
            <text:p>72/6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issubclass}</text:p>
          </table:table-cell>
          <table:table-cell office:value-type="string">
            <text:p>'group'</text:p>
          </table:table-cell>
          <table:table-cell office:value-type="string">
            <text:p>of</text:p>
          </table:table-cell>
          <table:table-cell office:value-type="string">
            <text:p>'_sre.SRE_Match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/>
          <table:table-cell office:value-type="string">
            <text:p>'index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locals}</text:p>
          </table:table-cell>
          <table:table-cell office:value-type="string">
            <text:p>'inser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0.002">
            <text:p>0.002</text:p>
          </table:table-cell>
          <table:table-cell office:value-type="string">
            <text:p>{map}</text:p>
          </table:table-cell>
          <table:table-cell office:value-type="string">
            <text:p>'isalnum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ath.exp}</text:p>
          </table:table-cell>
          <table:table-cell office:value-type="string">
            <text:p>'isdigit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ath.log10}</text:p>
          </table:table-cell>
          <table:table-cell office:value-type="string">
            <text:p>'item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ath.log}</text:p>
          </table:table-cell>
          <table:table-cell office:value-type="string">
            <text:p>'iteritem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ath.sqrt}</text:p>
          </table:table-cell>
          <table:table-cell office:value-type="string">
            <text:p>'join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match'</text:p>
          </table:table-cell>
          <table:table-cell office:value-type="string">
            <text:p>of</text:p>
          </table:table-cell>
          <table:table-cell office:value-type="string">
            <text:p>'_sre.SRE_Pattern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22">
            <text:p>12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avel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adlines'</text:p>
          </table:table-cell>
          <table:table-cell office:value-type="string">
            <text:p>of</text:p>
          </table:table-cell>
          <table:table-cell office:value-type="string">
            <text:p>'file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duce'</text:p>
          </table:table-cell>
          <table:table-cell office:value-type="string">
            <text:p>of</text:p>
          </table:table-cell>
          <table:table-cell office:value-type="string">
            <text:p>'numpy.ufunc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move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move'</text:p>
          </table:table-cell>
          <table:table-cell office:value-type="string">
            <text:p>of</text:p>
          </table:table-cell>
          <table:table-cell office:value-type="string">
            <text:p>'se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place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shape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496">
            <text:p>49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find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889">
            <text:p>88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strip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or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252">
            <text:p>25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plit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plitlines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tartswith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trip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ub'</text:p>
          </table:table-cell>
          <table:table-cell office:value-type="string">
            <text:p>of</text:p>
          </table:table-cell>
          <table:table-cell office:value-type="string">
            <text:p>'_sre.SRE_Pattern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375">
            <text:p>3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um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take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tolist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translate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date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view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write'</text:p>
          </table:table-cell>
          <table:table-cell office:value-type="string">
            <text:p>of</text:p>
          </table:table-cell>
          <table:table-cell office:value-type="string">
            <text:p>'file'</text:p>
          </table:table-cell>
          <table:table-cell office:value-type="string">
            <text:p>objects}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671">
            <text:p>67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556">
            <text:p>5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1018"/>
        </table:table-row>
        <table:table-row table:style-name="ro1">
          <table:table-cell office:value-type="float" office:value="705">
            <text:p>7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in}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numpy.core.multiarray.set_string_function}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numpy.core.multiarray.set_typeDict}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numpy.core.umath.geterrobj}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numpy.core.umath.seterrobj}</text:p>
          </table:table-cell>
          <table:table-cell table:number-columns-repeated="1018"/>
        </table:table-row>
        <table:table-row table:style-name="ro1">
          <table:table-cell office:value-type="float" office:value="268">
            <text:p>26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numpy.lib._compiled_base.add_docstring}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open}</text:p>
          </table:table-cell>
          <table:table-cell table:number-columns-repeated="1018"/>
        </table:table-row>
        <table:table-row table:style-name="ro1">
          <table:table-cell office:value-type="float" office:value="432">
            <text:p>4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ord}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osix.getpid}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osix.listdir}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osix.stat}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osix.unlink}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osix.urandom}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repr}</text:p>
          </table:table-cell>
          <table:table-cell table:number-columns-repeated="1018"/>
        </table:table-row>
        <table:table-row table:style-name="ro1">
          <table:table-cell office:value-type="float" office:value="137">
            <text:p>1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setattr}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sorted}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sys._getframe}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hread.allocate_lock}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vars}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1018"/>
        </table:table-row>
        <table:table-row table:style-name="ro1">
          <table:table-cell/>
          <table:table-cell table:formula="of:=SUM([.B2:.B956])" office:value-type="float" office:value="25.7700000000001">
            <text:p>25.77</text:p>
          </table:table-cell>
          <table:table-cell table:number-columns-repeated="1022"/>
        </table:table-row>
        <table:table-row table:style-name="ro1" table:number-rows-repeated="10476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7"/>
        </table:table-row>
        <table:table-row table:style-name="ro1">
          <table:table-cell office:value-type="float" office:value="200490">
            <text:p>200490</text:p>
          </table:table-cell>
          <table:table-cell office:value-type="float" office:value="1.956">
            <text:p>1.956</text:p>
          </table:table-cell>
          <table:table-cell office:value-type="float" office:value="0">
            <text:p>0</text:p>
          </table:table-cell>
          <table:table-cell office:value-type="float" office:value="4.079">
            <text:p>4.079</text:p>
          </table:table-cell>
          <table:table-cell office:value-type="float" office:value="0">
            <text:p>0</text:p>
          </table:table-cell>
          <table:table-cell office:value-type="string">
            <text:p>linalg.py:1868(norm)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804">
            <text:p>1.804</text:p>
          </table:table-cell>
          <table:table-cell office:value-type="float" office:value="0.023">
            <text:p>0.023</text:p>
          </table:table-cell>
          <table:table-cell office:value-type="float" office:value="3.651">
            <text:p>3.651</text:p>
          </table:table-cell>
          <table:table-cell office:value-type="float" office:value="0.046">
            <text:p>0.046</text:p>
          </table:table-cell>
          <table:table-cell office:value-type="string">
            <text:p>implicit_operators.py:239(__init__)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638">
            <text:p>1.638</text:p>
          </table:table-cell>
          <table:table-cell office:value-type="float" office:value="0.016">
            <text:p>0.016</text:p>
          </table:table-cell>
          <table:table-cell office:value-type="float" office:value="4.681">
            <text:p>4.681</text:p>
          </table:table-cell>
          <table:table-cell office:value-type="float" office:value="0.047">
            <text:p>0.047</text:p>
          </table:table-cell>
          <table:table-cell office:value-type="string">
            <text:p>fields.py:76(update_boundary_values)</text:p>
          </table:table-cell>
          <table:table-cell table:number-columns-repeated="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.63">
            <text:p>1.63</text:p>
          </table:table-cell>
          <table:table-cell office:value-type="float" office:value="0.014">
            <text:p>0.014</text:p>
          </table:table-cell>
          <table:table-cell office:value-type="float" office:value="1.839">
            <text:p>1.839</text:p>
          </table:table-cell>
          <table:table-cell office:value-type="float" office:value="0.015">
            <text:p>0.015</text:p>
          </table:table-cell>
          <table:table-cell office:value-type="string">
            <text:p>explicit_operators.py:30(__init__)</text:p>
          </table:table-cell>
          <table:table-cell table:number-columns-repeated="7"/>
        </table:table-row>
        <table:table-row table:style-name="ro1">
          <table:table-cell office:value-type="float" office:value="231789">
            <text:p>231789</text:p>
          </table:table-cell>
          <table:table-cell office:value-type="float" office:value="1.601">
            <text:p>1.601</text:p>
          </table:table-cell>
          <table:table-cell office:value-type="float" office:value="0">
            <text:p>0</text:p>
          </table:table-cell>
          <table:table-cell office:value-type="float" office:value="1.601">
            <text:p>1.60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.021">
            <text:p>1.021</text:p>
          </table:table-cell>
          <table:table-cell office:value-type="float" office:value="0.017">
            <text:p>0.017</text:p>
          </table:table-cell>
          <table:table-cell office:value-type="float" office:value="1.228">
            <text:p>1.228</text:p>
          </table:table-cell>
          <table:table-cell office:value-type="float" office:value="0.02">
            <text:p>0.02</text:p>
          </table:table-cell>
          <table:table-cell office:value-type="string">
            <text:p>calculated_fields.py:307(update_cell_gradient)</text:p>
          </table:table-cell>
          <table:table-cell table:number-columns-repeated="7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857">
            <text:p>0.857</text:p>
          </table:table-cell>
          <table:table-cell office:value-type="float" office:value="0.003">
            <text:p>0.003</text:p>
          </table:table-cell>
          <table:table-cell office:value-type="float" office:value="1.26">
            <text:p>1.26</text:p>
          </table:table-cell>
          <table:table-cell office:value-type="float" office:value="0.004">
            <text:p>0.004</text:p>
          </table:table-cell>
          <table:table-cell office:value-type="string">
            <text:p>calculated_fields.py:36(__init__)</text:p>
          </table:table-cell>
          <table:table-cell table:number-columns-repeated="7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621">
            <text:p>0.621</text:p>
          </table:table-cell>
          <table:table-cell office:value-type="float" office:value="0.003">
            <text:p>0.003</text:p>
          </table:table-cell>
          <table:table-cell office:value-type="float" office:value="0.631">
            <text:p>0.631</text:p>
          </table:table-cell>
          <table:table-cell office:value-type="float" office:value="0.003">
            <text:p>0.003</text:p>
          </table:table-cell>
          <table:table-cell office:value-type="string">
            <text:p>fields.py:241(__init__)</text:p>
          </table:table-cell>
          <table:table-cell table:number-columns-repeated="7"/>
        </table:table-row>
        <table:table-row table:style-name="ro1">
          <table:table-cell office:value-type="float" office:value="263171">
            <text:p>263171</text:p>
          </table:table-cell>
          <table:table-cell office:value-type="float" office:value="0.517">
            <text:p>0.517</text:p>
          </table:table-cell>
          <table:table-cell office:value-type="float" office:value="0">
            <text:p>0</text:p>
          </table:table-cell>
          <table:table-cell office:value-type="float" office:value="0.517">
            <text:p>0.517</text:p>
          </table:table-cell>
          <table:table-cell office:value-type="float" office:value="0">
            <text:p>0</text:p>
          </table:table-cell>
          <table:table-cell office:value-type="string">
            <text:p>{numpy.core.multiarray.array}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498">
            <text:p>0.498</text:p>
          </table:table-cell>
          <table:table-cell office:value-type="float" office:value="0.006">
            <text:p>0.006</text:p>
          </table:table-cell>
          <table:table-cell office:value-type="float" office:value="1.553">
            <text:p>1.553</text:p>
          </table:table-cell>
          <table:table-cell office:value-type="float" office:value="0.019">
            <text:p>0.019</text:p>
          </table:table-cell>
          <table:table-cell office:value-type="string">
            <text:p>calculated_fields.py:460(__init__)</text:p>
          </table:table-cell>
          <table:table-cell table:number-columns-repeated="7"/>
        </table:table-row>
        <table:table-row table:style-name="ro1">
          <table:table-cell office:value-type="float" office:value="104694">
            <text:p>104694</text:p>
          </table:table-cell>
          <table:table-cell office:value-type="float" office:value="0.471">
            <text:p>0.471</text:p>
          </table:table-cell>
          <table:table-cell office:value-type="float" office:value="0">
            <text:p>0</text:p>
          </table:table-cell>
          <table:table-cell office:value-type="float" office:value="0.472">
            <text:p>0.47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12200">
            <text:p>12200</text:p>
          </table:table-cell>
          <table:table-cell office:value-type="float" office:value="0.431">
            <text:p>0.431</text:p>
          </table:table-cell>
          <table:table-cell office:value-type="float" office:value="0">
            <text:p>0</text:p>
          </table:table-cell>
          <table:table-cell office:value-type="float" office:value="0.431">
            <text:p>0.431</text:p>
          </table:table-cell>
          <table:table-cell office:value-type="float" office:value="0">
            <text:p>0</text:p>
          </table:table-cell>
          <table:table-cell office:value-type="string">
            <text:p>patch.py:124(find_face_id_in_patch)</text:p>
          </table:table-cell>
          <table:table-cell table:number-columns-repeated="7"/>
        </table:table-row>
        <table:table-row table:style-name="ro1">
          <table:table-cell office:value-type="float" office:value="117989">
            <text:p>117989</text:p>
          </table:table-cell>
          <table:table-cell office:value-type="float" office:value="0.367">
            <text:p>0.367</text:p>
          </table:table-cell>
          <table:table-cell office:value-type="float" office:value="0">
            <text:p>0</text:p>
          </table:table-cell>
          <table:table-cell office:value-type="float" office:value="0.367">
            <text:p>0.367</text:p>
          </table:table-cell>
          <table:table-cell office:value-type="float" office:value="0">
            <text:p>0</text:p>
          </table:table-cell>
          <table:table-cell office:value-type="string">
            <text:p>fields.py:34(get_patch)</text:p>
          </table:table-cell>
          <table:table-cell table:number-columns-repeated="7"/>
        </table:table-row>
        <table:table-row table:style-name="ro1">
          <table:table-cell office:value-type="float" office:value="194835">
            <text:p>194835</text:p>
          </table:table-cell>
          <table:table-cell office:value-type="float" office:value="0.357">
            <text:p>0.357</text:p>
          </table:table-cell>
          <table:table-cell office:value-type="float" office:value="0">
            <text:p>0</text:p>
          </table:table-cell>
          <table:table-cell office:value-type="float" office:value="0.357">
            <text:p>0.357</text:p>
          </table:table-cell>
          <table:table-cell office:value-type="float" office:value="0">
            <text:p>0</text:p>
          </table:table-cell>
          <table:table-cell office:value-type="string">
            <text:p>{numpy.core._dotblas.dot}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31">
            <text:p>0.331</text:p>
          </table:table-cell>
          <table:table-cell office:value-type="float" office:value="0.017">
            <text:p>0.017</text:p>
          </table:table-cell>
          <table:table-cell office:value-type="float" office:value="1.066">
            <text:p>1.066</text:p>
          </table:table-cell>
          <table:table-cell office:value-type="float" office:value="0.053">
            <text:p>0.053</text:p>
          </table:table-cell>
          <table:table-cell office:value-type="string">
            <text:p>calculated_fields.py:363(__init__)</text:p>
          </table:table-cell>
          <table:table-cell table:number-columns-repeated="7"/>
        </table:table-row>
        <table:table-row table:style-name="ro1">
          <table:table-cell office:value-type="float" office:value="234350">
            <text:p>234350</text:p>
          </table:table-cell>
          <table:table-cell office:value-type="float" office:value="0.231">
            <text:p>0.231</text:p>
          </table:table-cell>
          <table:table-cell office:value-type="float" office:value="0">
            <text:p>0</text:p>
          </table:table-cell>
          <table:table-cell office:value-type="float" office:value="0.588">
            <text:p>0.588</text:p>
          </table:table-cell>
          <table:table-cell office:value-type="float" office:value="0">
            <text:p>0</text:p>
          </table:table-cell>
          <table:table-cell office:value-type="string">
            <text:p>numeric.py:252(asarray)</text:p>
          </table:table-cell>
          <table:table-cell table:number-columns-repeated="7"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0.175">
            <text:p>0.175</text:p>
          </table:table-cell>
          <table:table-cell office:value-type="float" office:value="0">
            <text:p>0</text:p>
          </table:table-cell>
          <table:table-cell office:value-type="float" office:value="0.175">
            <text:p>0.175</text:p>
          </table:table-cell>
          <table:table-cell office:value-type="float" office:value="0">
            <text:p>0</text:p>
          </table:table-cell>
          <table:table-cell office:value-type="string">
            <text:p>face.py:199(get_Sf)</text:p>
          </table:table-cell>
          <table:table-cell table:number-columns-repeated="7"/>
        </table:table-row>
        <table:table-row table:style-name="ro1">
          <table:table-cell office:value-type="float" office:value="200570">
            <text:p>200570</text:p>
          </table:table-cell>
          <table:table-cell office:value-type="float" office:value="0.149">
            <text:p>0.149</text:p>
          </table:table-cell>
          <table:table-cell office:value-type="float" office:value="0">
            <text:p>0</text:p>
          </table:table-cell>
          <table:table-cell office:value-type="float" office:value="0.149">
            <text:p>0.149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0.116">
            <text:p>0.116</text:p>
          </table:table-cell>
          <table:table-cell office:value-type="float" office:value="0">
            <text:p>0</text:p>
          </table:table-cell>
          <table:table-cell office:value-type="float" office:value="0.116">
            <text:p>0.116</text:p>
          </table:table-cell>
          <table:table-cell office:value-type="float" office:value="0">
            <text:p>0</text:p>
          </table:table-cell>
          <table:table-cell office:value-type="string">
            <text:p>face.py:207(get_Sf_sign)</text:p>
          </table:table-cell>
          <table:table-cell table:number-columns-repeated="7"/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16640">
            <text:p>16640</text:p>
          </table:table-cell>
          <table:table-cell office:value-type="float" office:value="0.104">
            <text:p>0.104</text:p>
          </table:table-cell>
          <table:table-cell office:value-type="float" office:value="0">
            <text:p>0</text:p>
          </table:table-cell>
          <table:table-cell office:value-type="float" office:value="0.322">
            <text:p>0.322</text:p>
          </table:table-cell>
          <table:table-cell office:value-type="float" office:value="0">
            <text:p>0</text:p>
          </table:table-cell>
          <table:table-cell office:value-type="string">
            <text:p>numeric.py:2080(array_equal)</text:p>
          </table:table-cell>
          <table:table-cell table:number-columns-repeated="7"/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0.101">
            <text:p>0.101</text:p>
          </table:table-cell>
          <table:table-cell office:value-type="float" office:value="0">
            <text:p>0</text:p>
          </table:table-cell>
          <table:table-cell office:value-type="float" office:value="0.159">
            <text:p>0.159</text:p>
          </table:table-cell>
          <table:table-cell office:value-type="float" office:value="0">
            <text:p>0</text:p>
          </table:table-cell>
          <table:table-cell office:value-type="string">
            <text:p>geomTools.py:202(quadrangle_area_vect_vert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float" office:value="0.005">
            <text:p>0.005</text:p>
          </table:table-cell>
          <table:table-cell office:value-type="float" office:value="0.654">
            <text:p>0.654</text:p>
          </table:table-cell>
          <table:table-cell office:value-type="float" office:value="0.033">
            <text:p>0.033</text:p>
          </table:table-cell>
          <table:table-cell office:value-type="string">
            <text:p>explicit_operators.py:217(__init__)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95">
            <text:p>0.095</text:p>
          </table:table-cell>
          <table:table-cell office:value-type="float" office:value="0.002">
            <text:p>0.002</text:p>
          </table:table-cell>
          <table:table-cell office:value-type="float" office:value="0.152">
            <text:p>0.152</text:p>
          </table:table-cell>
          <table:table-cell office:value-type="float" office:value="0.004">
            <text:p>0.004</text:p>
          </table:table-cell>
          <table:table-cell office:value-type="string">
            <text:p>fields.py:55(dot_Sf)</text:p>
          </table:table-cell>
          <table:table-cell table:number-columns-repeated="7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0.091">
            <text:p>0.091</text:p>
          </table:table-cell>
          <table:table-cell office:value-type="float" office:value="0">
            <text:p>0</text:p>
          </table:table-cell>
          <table:table-cell office:value-type="float" office:value="0.741">
            <text:p>0.741</text:p>
          </table:table-cell>
          <table:table-cell office:value-type="float" office:value="0.001">
            <text:p>0.001</text:p>
          </table:table-cell>
          <table:table-cell office:value-type="string">
            <text:p>vtkTools.py:114(fill_obj_data_lists)</text:p>
          </table:table-cell>
          <table:table-cell table:number-columns-repeated="7"/>
        </table:table-row>
        <table:table-row table:style-name="ro1">
          <table:table-cell office:value-type="float" office:value="200529">
            <text:p>200529</text:p>
          </table:table-cell>
          <table:table-cell office:value-type="float" office:value="0.086">
            <text:p>0.086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79">
            <text:p>0.079</text:p>
          </table:table-cell>
          <table:table-cell office:value-type="float" office:value="0.001">
            <text:p>0.001</text:p>
          </table:table-cell>
          <table:table-cell office:value-type="float" office:value="0.082">
            <text:p>0.082</text:p>
          </table:table-cell>
          <table:table-cell office:value-type="float" office:value="0.001">
            <text:p>0.001</text:p>
          </table:table-cell>
          <table:table-cell office:value-type="string">
            <text:p>calculated_fields.py:101(__init__)</text:p>
          </table:table-cell>
          <table:table-cell table:number-columns-repeated="7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float" office:value="0.211">
            <text:p>0.211</text:p>
          </table:table-cell>
          <table:table-cell office:value-type="float" office:value="0">
            <text:p>0</text:p>
          </table:table-cell>
          <table:table-cell office:value-type="string">
            <text:p>numeric.py:1915(allclose)</text:p>
          </table:table-cell>
          <table:table-cell table:number-columns-repeated="7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73">
            <text:p>0.073</text:p>
          </table:table-cell>
          <table:table-cell office:value-type="float" office:value="0">
            <text:p>0</text:p>
          </table:table-cell>
          <table:table-cell office:value-type="float" office:value="0.212">
            <text:p>0.212</text:p>
          </table:table-cell>
          <table:table-cell office:value-type="float" office:value="0">
            <text:p>0</text:p>
          </table:table-cell>
          <table:table-cell office:value-type="string">
            <text:p>geomTools.py:36(polygon_centroid_and_area)</text:p>
          </table:table-cell>
          <table:table-cell table:number-columns-repeated="7"/>
        </table:table-row>
        <table:table-row table:style-name="ro1">
          <table:table-cell office:value-type="float" office:value="18216">
            <text:p>18216</text:p>
          </table:table-cell>
          <table:table-cell office:value-type="float" office:value="0.072">
            <text:p>0.072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office:value-type="float" office:value="0">
            <text:p>0</text:p>
          </table:table-cell>
          <table:table-cell office:value-type="string">
            <text:p>{numpy.core.multiarray.zeros}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7">
            <text:p>0.07</text:p>
          </table:table-cell>
          <table:table-cell table:number-columns-repeated="2" office:value-type="float" office:value="0.688">
            <text:p>0.688</text:p>
          </table:table-cell>
          <table:table-cell office:value-type="string">
            <text:p>readers.py:253(__init__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67">
            <text:p>0.067</text:p>
          </table:table-cell>
          <table:table-cell office:value-type="float" office:value="0.003">
            <text:p>0.003</text:p>
          </table:table-cell>
          <table:table-cell office:value-type="float" office:value="0.162">
            <text:p>0.162</text:p>
          </table:table-cell>
          <table:table-cell office:value-type="float" office:value="0.008">
            <text:p>0.008</text:p>
          </table:table-cell>
          <table:table-cell office:value-type="string">
            <text:p>iterative.py:212(cg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61">
            <text:p>0.061</text:p>
          </table:table-cell>
          <table:table-cell office:value-type="float" office:value="0.003">
            <text:p>0.003</text:p>
          </table:table-cell>
          <table:table-cell office:value-type="float" office:value="0.063">
            <text:p>0.063</text:p>
          </table:table-cell>
          <table:table-cell office:value-type="float" office:value="0.003">
            <text:p>0.003</text:p>
          </table:table-cell>
          <table:table-cell office:value-type="string">
            <text:p>implicit_operators.py:53(__init__)</text:p>
          </table:table-cell>
          <table:table-cell table:number-columns-repeated="7"/>
        </table:table-row>
        <table:table-row table:style-name="ro1">
          <table:table-cell office:value-type="float" office:value="128993">
            <text:p>128993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7"/>
        </table:table-row>
        <table:table-row table:style-name="ro1">
          <table:table-cell office:value-type="float" office:value="86748">
            <text:p>86748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7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44">
            <text:p>0.044</text:p>
          </table:table-cell>
          <table:table-cell office:value-type="float" office:value="0">
            <text:p>0</text:p>
          </table:table-cell>
          <table:table-cell office:value-type="string">
            <text:p>patch.py:90(set_patch_distributed)</text:p>
          </table:table-cell>
          <table:table-cell table:number-columns-repeated="7"/>
        </table:table-row>
        <table:table-row table:style-name="ro1">
          <table:table-cell office:value-type="float" office:value="94110">
            <text:p>94110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string">
            <text:p>vertex.py:64(__eq__)</text:p>
          </table:table-cell>
          <table:table-cell table:number-columns-repeated="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string">
            <text:p>fields.py:147(initialize_face_with_vector)</text:p>
          </table:table-cell>
          <table:table-cell table:number-columns-repeated="7"/>
        </table:table-row>
        <table:table-row table:style-name="ro1">
          <table:table-cell office:value-type="float" office:value="16640">
            <text:p>16640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549">
            <text:p>0.549</text:p>
          </table:table-cell>
          <table:table-cell office:value-type="float" office:value="0">
            <text:p>0</text:p>
          </table:table-cell>
          <table:table-cell office:value-type="string">
            <text:p>face.py:237(are_faces_equal)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152">
            <text:p>0.152</text:p>
          </table:table-cell>
          <table:table-cell office:value-type="float" office:value="0.001">
            <text:p>0.001</text:p>
          </table:table-cell>
          <table:table-cell office:value-type="string">
            <text:p>geomTools.py:301(polyhedron_centroid_and_volume)</text:p>
          </table:table-cell>
          <table:table-cell table:number-columns-repeated="7"/>
        </table:table-row>
        <table:table-row table:style-name="ro1">
          <table:table-cell office:value-type="float" office:value="19540">
            <text:p>19540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0.164">
            <text:p>0.164</text:p>
          </table:table-cell>
          <table:table-cell office:value-type="float" office:value="0">
            <text:p>0</text:p>
          </table:table-cell>
          <table:table-cell office:value-type="string">
            <text:p>_methods.py:28(_all)</text:p>
          </table:table-cell>
          <table:table-cell table:number-columns-repeated="7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string">
            <text:p>face.py:132(update_gradient_weight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22">
            <text:p>0.022</text:p>
          </table:table-cell>
          <table:table-cell table:number-columns-repeated="2" office:value-type="float" office:value="17.02">
            <text:p>17.02</text:p>
          </table:table-cell>
          <table:table-cell office:value-type="string">
            <text:p>test2DChannelFlow.py:3(&lt;module&gt;)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2">
            <text:p>0.022</text:p>
          </table:table-cell>
          <table:table-cell office:value-type="float" office:value="0.004">
            <text:p>0.004</text:p>
          </table:table-cell>
          <table:table-cell office:value-type="float" office:value="0.799">
            <text:p>0.799</text:p>
          </table:table-cell>
          <table:table-cell office:value-type="float" office:value="0.16">
            <text:p>0.16</text:p>
          </table:table-cell>
          <table:table-cell office:value-type="string">
            <text:p>vtkTools.py:104(save_vtu_objects)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2">
            <text:p>0.022</text:p>
          </table:table-cell>
          <table:table-cell office:value-type="float" office:value="0.004">
            <text:p>0.004</text:p>
          </table:table-cell>
          <table:table-cell office:value-type="float" office:value="0.027">
            <text:p>0.027</text:p>
          </table:table-cell>
          <table:table-cell office:value-type="float" office:value="0.005">
            <text:p>0.005</text:p>
          </table:table-cell>
          <table:table-cell office:value-type="string">
            <text:p>vtkTools.py:204(add_fields)</text:p>
          </table:table-cell>
          <table:table-cell table:number-columns-repeated="7"/>
        </table:table-row>
        <table:table-row table:style-name="ro1">
          <table:table-cell office:value-type="float" office:value="128602">
            <text:p>128602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string">
            <text:p>vector_operations.py:13(VecCross)</text:p>
          </table:table-cell>
          <table:table-cell table:number-columns-repeated="7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255">
            <text:p>0.255</text:p>
          </table:table-cell>
          <table:table-cell office:value-type="float" office:value="0">
            <text:p>0</text:p>
          </table:table-cell>
          <table:table-cell office:value-type="string">
            <text:p>face.py:20(__init__)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string">
            <text:p>generic_operator.py:115(__add__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7">
            <text:p>0.017</text:p>
          </table:table-cell>
          <table:table-cell office:value-type="float" office:value="0.009">
            <text:p>0.009</text:p>
          </table:table-cell>
          <table:table-cell office:value-type="float" office:value="0.047">
            <text:p>0.047</text:p>
          </table:table-cell>
          <table:table-cell office:value-type="float" office:value="0.023">
            <text:p>0.023</text:p>
          </table:table-cell>
          <table:table-cell office:value-type="string">
            <text:p>machar.py:114(_do_init)</text:p>
          </table:table-cell>
          <table:table-cell table:number-columns-repeated="7"/>
        </table:table-row>
        <table:table-row table:style-name="ro1">
          <table:table-cell office:value-type="float" office:value="19540">
            <text:p>19540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float" office:value="0.181">
            <text:p>0.18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office:value-type="string">
            <text:p>vertex.py:73(get_independent_vertices)</text:p>
          </table:table-cell>
          <table:table-cell table:number-columns-repeated="7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string">
            <text:p>{cy_geometric_tools.cy_area_vector}</text:p>
          </table:table-cell>
          <table:table-cell table:number-columns-repeated="7"/>
        </table:table-row>
        <table:table-row table:style-name="ro1">
          <table:table-cell office:value-type="float" office:value="7390">
            <text:p>739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face.py:187(get_vertex_ids)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44">
            <text:p>0.044</text:p>
          </table:table-cell>
          <table:table-cell office:value-type="float" office:value="0.001">
            <text:p>0.001</text:p>
          </table:table-cell>
          <table:table-cell office:value-type="string">
            <text:p>iterative.py:86(bicg)</text:p>
          </table:table-cell>
          <table:table-cell table:number-columns-repeated="7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string">
            <text:p>face.py:88(update_weights)</text:p>
          </table:table-cell>
          <table:table-cell table:number-columns-repeated="7"/>
        </table:table-row>
        <table:table-row table:style-name="ro1">
          <table:table-cell office:value-type="float" office:value="11959">
            <text:p>11959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string">
            <text:p>numeric.py:322(asanyarray)</text:p>
          </table:table-cell>
          <table:table-cell table:number-columns-repeated="7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fields.py:134(initialize_cell_with_vector)</text:p>
          </table:table-cell>
          <table:table-cell table:number-columns-repeated="7"/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101">
            <text:p>0.101</text:p>
          </table:table-cell>
          <table:table-cell office:value-type="float" office:value="0">
            <text:p>0</text:p>
          </table:table-cell>
          <table:table-cell office:value-type="string">
            <text:p>fromnumeric.py:1563(any)</text:p>
          </table:table-cell>
          <table:table-cell table:number-columns-repeated="7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string">
            <text:p>face.py:193(get_cell_ids)</text:p>
          </table:table-cell>
          <table:table-cell table:number-columns-repeated="7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string">
            <text:p>{max}</text:p>
          </table:table-cell>
          <table:table-cell table:number-columns-repeated="7"/>
        </table:table-row>
        <table:table-row table:style-name="ro1">
          <table:table-cell office:value-type="float" office:value="53185">
            <text:p>53185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string">
            <text:p>face.py:69(update_Sf)</text:p>
          </table:table-cell>
          <table:table-cell table:number-columns-repeated="7"/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_methods.py:24(_any)</text:p>
          </table:table-cell>
          <table:table-cell table:number-columns-repeated="7"/>
        </table:table-row>
        <table:table-row table:style-name="ro1">
          <table:table-cell office:value-type="float" office:value="16640">
            <text:p>1664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559">
            <text:p>0.559</text:p>
          </table:table-cell>
          <table:table-cell office:value-type="float" office:value="0">
            <text:p>0</text:p>
          </table:table-cell>
          <table:table-cell office:value-type="string">
            <text:p>face.py:66(__eq__)</text:p>
          </table:table-cell>
          <table:table-cell table:number-columns-repeated="7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string">
            <text:p>{numpy.core.multiarray.copyto}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8">
            <text:p>0.008</text:p>
          </table:table-cell>
          <table:table-cell table:number-columns-repeated="2" office:value-type="float" office:value="0.009">
            <text:p>0.009</text:p>
          </table:table-cell>
          <table:table-cell office:value-type="string">
            <text:p>hermite_e.py:59(&lt;module&gt;)</text:p>
          </table:table-cell>
          <table:table-cell table:number-columns-repeated="7"/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{cy_geometric_tools.cy_calc_cos}</text:p>
          </table:table-cell>
          <table:table-cell table:number-columns-repeated="7"/>
        </table:table-row>
        <table:table-row table:style-name="ro1">
          <table:table-cell office:value-type="float" office:value="3915">
            <text:p>3915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">
            <text:p>0</text:p>
          </table:table-cell>
          <table:table-cell office:value-type="string">
            <text:p>_methods.py:16(_sum)</text:p>
          </table:table-cell>
          <table:table-cell table:number-columns-repeated="7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string">
            <text:p>fields.py:112(__init__)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fields.py:165(__init__)</text:p>
          </table:table-cell>
          <table:table-cell table:number-columns-repeated="7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string">
            <text:p>fields.py:213(__init__)</text:p>
          </table:table-cell>
          <table:table-cell table:number-columns-repeated="7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string">
            <text:p>vertex.py:97(get_list_of_ids)</text:p>
          </table:table-cell>
          <table:table-cell table:number-columns-repeated="7"/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6">
            <text:p>0.006</text:p>
          </table:table-cell>
          <table:table-cell office:value-type="float" office:value="0.002">
            <text:p>0.002</text:p>
          </table:table-cell>
          <table:table-cell office:value-type="float" office:value="0.029">
            <text:p>0.029</text:p>
          </table:table-cell>
          <table:table-cell office:value-type="float" office:value="0.007">
            <text:p>0.007</text:p>
          </table:table-cell>
          <table:table-cell office:value-type="string">
            <text:p>__init__.py:2(&lt;module&gt;)</text:p>
          </table:table-cell>
          <table:table-cell table:number-columns-repeated="7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face.py:215(find_neighbour_vertex_on_face)</text:p>
          </table:table-cell>
          <table:table-cell table:number-columns-repeated="7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function_base.py:3220(add_newdoc)</text:p>
          </table:table-cell>
          <table:table-cell table:number-columns-repeated="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office:value-type="float" office:value="0.001">
            <text:p>0.001</text:p>
          </table:table-cell>
          <table:table-cell office:value-type="string">
            <text:p>fields.py:193(get_component_as_scalar_field)</text:p>
          </table:table-cell>
          <table:table-cell table:number-columns-repeated="7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fromnumeric.py:1643(all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generic_operator.py:122(__sub__)</text:p>
          </table:table-cell>
          <table:table-cell table:number-columns-repeated="7"/>
        </table:table-row>
        <table:table-row table:style-name="ro1">
          <table:table-cell office:value-type="float" office:value="4711">
            <text:p>4711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string">
            <text:p>linecache.py:13(getline)</text:p>
          </table:table-cell>
          <table:table-cell table:number-columns-repeated="7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string">
            <text:p>numeric.py:1091(roll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5">
            <text:p>0.005</text:p>
          </table:table-cell>
          <table:table-cell table:number-columns-repeated="2" office:value-type="float" office:value="0.007">
            <text:p>0.007</text:p>
          </table:table-cell>
          <table:table-cell office:value-type="string">
            <text:p>polynomial.py:54(&lt;module&gt;)</text:p>
          </table:table-cell>
          <table:table-cell table:number-columns-repeated="7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{cy_geometric_tools.cy_triangle_areas}</text:p>
          </table:table-cell>
          <table:table-cell table:number-columns-repeated="7"/>
        </table:table-row>
        <table:table-row table:style-name="ro1">
          <table:table-cell office:value-type="float" office:value="6295">
            <text:p>6295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8640">
            <text:p>864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{numpy.core.multiarray.arange}</text:p>
          </table:table-cell>
          <table:table-cell table:number-columns-repeated="7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{numpy.core.multiarray.concatenate}</text:p>
          </table:table-cell>
          <table:table-cell table:number-columns-repeated="7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{numpy.core.multiarray.empty}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185">
            <text:p>0.185</text:p>
          </table:table-cell>
          <table:table-cell office:value-type="float" office:value="0.001">
            <text:p>0.001</text:p>
          </table:table-cell>
          <table:table-cell office:value-type="string">
            <text:p>cell.py:131(create_cell_from_face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4">
            <text:p>0.004</text:p>
          </table:table-cell>
          <table:table-cell table:number-columns-repeated="2" office:value-type="float" office:value="0.005">
            <text:p>0.005</text:p>
          </table:table-cell>
          <table:table-cell office:value-type="string">
            <text:p>chebyshev.py:87(&lt;module&gt;)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4">
            <text:p>0.004</text:p>
          </table:table-cell>
          <table:table-cell office:value-type="float" office:value="0.001">
            <text:p>0.001</text:p>
          </table:table-cell>
          <table:table-cell office:value-type="float" office:value="0.006">
            <text:p>0.006</text:p>
          </table:table-cell>
          <table:table-cell office:value-type="float" office:value="0.001">
            <text:p>0.001</text:p>
          </table:table-cell>
          <table:table-cell office:value-type="string">
            <text:p>collections.py:284(namedtuple)</text:p>
          </table:table-cell>
          <table:table-cell table:number-columns-repeated="7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0">
            <text:p>0</text:p>
          </table:table-cell>
          <table:table-cell office:value-type="string">
            <text:p>geomTools.py:154(face_area_vect_ver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4">
            <text:p>0.004</text:p>
          </table:table-cell>
          <table:table-cell table:number-columns-repeated="2" office:value-type="float" office:value="0.005">
            <text:p>0.005</text:p>
          </table:table-cell>
          <table:table-cell office:value-type="string">
            <text:p>hermite.py:59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4">
            <text:p>0.004</text:p>
          </table:table-cell>
          <table:table-cell table:number-columns-repeated="2" office:value-type="float" office:value="0.005">
            <text:p>0.005</text:p>
          </table:table-cell>
          <table:table-cell office:value-type="string">
            <text:p>laguerre.py:59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4">
            <text:p>0.004</text:p>
          </table:table-cell>
          <table:table-cell table:number-columns-repeated="2" office:value-type="float" office:value="0.005">
            <text:p>0.005</text:p>
          </table:table-cell>
          <table:table-cell office:value-type="string">
            <text:p>legendre.py:8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4">
            <text:p>0.004</text:p>
          </table:table-cell>
          <table:table-cell table:number-columns-repeated="2" office:value-type="float" office:value="0.005">
            <text:p>0.005</text:p>
          </table:table-cell>
          <table:table-cell office:value-type="string">
            <text:p>numeric.py:1(&lt;module&gt;)</text:p>
          </table:table-cell>
          <table:table-cell table:number-columns-repeated="7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string">
            <text:p>patch.py:37(__init__)</text:p>
          </table:table-cell>
          <table:table-cell table:number-columns-repeated="7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string">
            <text:p>sre_compile.py:208(_optimize_charset)</text:p>
          </table:table-cell>
          <table:table-cell table:number-columns-repeated="7"/>
        </table:table-row>
        <table:table-row table:style-name="ro1">
          <table:table-cell office:value-type="string">
            <text:p>136/2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string">
            <text:p>sre_parse.py:380(_parse)</text:p>
          </table:table-cell>
          <table:table-cell table:number-columns-repeated="7"/>
        </table:table-row>
        <table:table-row table:style-name="ro1">
          <table:table-cell office:value-type="float" office:value="6330">
            <text:p>633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vertex.py:67(are_vertices_equal)</text:p>
          </table:table-cell>
          <table:table-cell table:number-columns-repeated="7"/>
        </table:table-row>
        <table:table-row table:style-name="ro1">
          <table:table-cell office:value-type="float" office:value="7375">
            <text:p>737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{isinstance}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4">
            <text:p>0.004</text:p>
          </table:table-cell>
          <table:table-cell office:value-type="float" office:value="0.001">
            <text:p>0.001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3915">
            <text:p>391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3">
            <text:p>0.003</text:p>
          </table:table-cell>
          <table:table-cell table:number-columns-repeated="2" office:value-type="float" office:value="0.004">
            <text:p>0.004</text:p>
          </table:table-cell>
          <table:table-cell office:value-type="string">
            <text:p>Image.py:27(&lt;module&gt;)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  <table:table-cell office:value-type="float" office:value="0.01">
            <text:p>0.01</text:p>
          </table:table-cell>
          <table:table-cell office:value-type="string">
            <text:p>__init__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3">
            <text:p>0.003</text:p>
          </table:table-cell>
          <table:table-cell table:number-columns-repeated="2" office:value-type="float" office:value="0.064">
            <text:p>0.064</text:p>
          </table:table-cell>
          <table:table-cell office:value-type="string">
            <text:p>__init__.py:128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3">
            <text:p>0.003</text:p>
          </table:table-cell>
          <table:table-cell table:number-columns-repeated="2" office:value-type="float" office:value="0.004">
            <text:p>0.004</text:p>
          </table:table-cell>
          <table:table-cell office:value-type="string">
            <text:p>calculated_fields.py:3(&lt;module&gt;)</text:p>
          </table:table-cell>
          <table:table-cell table:number-columns-repeated="7"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fields.py:19(__init__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53">
            <text:p>0.053</text:p>
          </table:table-cell>
          <table:table-cell office:value-type="float" office:value="0.003">
            <text:p>0.003</text:p>
          </table:table-cell>
          <table:table-cell office:value-type="string">
            <text:p>generic_equation.py:179(solve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generic_operator.py:30(__add__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generic_operator.py:35(__sub__)</text:p>
          </table:table-cell>
          <table:table-cell table:number-columns-repeated="7"/>
        </table:table-row>
        <table:table-row table:style-name="ro1">
          <table:table-cell office:value-type="float" office:value="4711">
            <text:p>471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linecache.py:33(getlines)</text:p>
          </table:table-cell>
          <table:table-cell table:number-columns-repeated="7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string">
            <text:p>numeric.py:120(ones)</text:p>
          </table:table-cell>
          <table:table-cell table:number-columns-repeated="7"/>
        </table:table-row>
        <table:table-row table:style-name="ro1">
          <table:table-cell office:value-type="string">
            <text:p>310/2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.001">
            <text:p>0.001</text:p>
          </table:table-cell>
          <table:table-cell office:value-type="string">
            <text:p>sre_compile.py:33(_compile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imp.load_module}</text:p>
          </table:table-cell>
          <table:table-cell table:number-columns-repeated="7"/>
        </table:table-row>
        <table:table-row table:style-name="ro1">
          <table:table-cell office:value-type="float" office:value="6166">
            <text:p>616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numpy.core.multiarray.einsum}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0.089">
            <text:p>0.089</text:p>
          </table:table-cell>
          <table:table-cell office:value-type="string">
            <text:p>__init__.py:106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0.037">
            <text:p>0.037</text:p>
          </table:table-cell>
          <table:table-cell office:value-type="string">
            <text:p>__init__.py:15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0.009">
            <text:p>0.009</text:p>
          </table:table-cell>
          <table:table-cell office:value-type="string">
            <text:p>__init__.py:173(&lt;module&gt;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15">
            <text:p>0.015</text:p>
          </table:table-cell>
          <table:table-cell office:value-type="float" office:value="0.007">
            <text:p>0.007</text:p>
          </table:table-cell>
          <table:table-cell office:value-type="string">
            <text:p>__init__.py:38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2">
            <text:p>0.002</text:p>
          </table:table-cell>
          <table:table-cell office:value-type="string">
            <text:p>__init__.py:88(&lt;module&gt;)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1.552">
            <text:p>1.552</text:p>
          </table:table-cell>
          <table:table-cell office:value-type="float" office:value="0.026">
            <text:p>0.026</text:p>
          </table:table-cell>
          <table:table-cell office:value-type="string">
            <text:p>calculated_fields.py:286(__init__)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001">
            <text:p>0.001</text:p>
          </table:table-cell>
          <table:table-cell office:value-type="string">
            <text:p>cell.py:23(__init__)</text:p>
          </table:table-cell>
          <table:table-cell table:number-columns-repeated="7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fromnumeric.py:2222(rank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pilutil.py:7(&lt;module&gt;)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sre_compile.py:259(_mk_bitmap)</text:p>
          </table:table-cell>
          <table:table-cell table:number-columns-repeated="7"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sre_parse.py:183(__next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01">
            <text:p>0.001</text:p>
          </table:table-cell>
          <table:table-cell office:value-type="string">
            <text:p>time_loop.py:66(print_tim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0.004">
            <text:p>0.004</text:p>
          </table:table-cell>
          <table:table-cell office:value-type="string">
            <text:p>umfpack.py:6(&lt;module&gt;)</text:p>
          </table:table-cell>
          <table:table-cell table:number-columns-repeated="7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vertex.py:15(__init__)</text:p>
          </table:table-cell>
          <table:table-cell table:number-columns-repeated="7"/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ath.acos}</text:p>
          </table:table-cell>
          <table:table-cell table:number-columns-repeated="7"/>
        </table:table-row>
        <table:table-row table:style-name="ro1">
          <table:table-cell office:value-type="float" office:value="1685">
            <text:p>168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__init__.py:119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__init__.py:4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6">
            <text:p>0.006</text:p>
          </table:table-cell>
          <table:table-cell office:value-type="string">
            <text:p>__init__.py:45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arpack.py:8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arrayprint.py:4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49">
            <text:p>0.049</text:p>
          </table:table-cell>
          <table:table-cell office:value-type="string">
            <text:p>basic.py:6(&lt;module&gt;)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553">
            <text:p>0.553</text:p>
          </table:table-cell>
          <table:table-cell office:value-type="float" office:value="0.014">
            <text:p>0.014</text:p>
          </table:table-cell>
          <table:table-cell office:value-type="string">
            <text:p>calculated_fields.py:476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case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3">
            <text:p>0.003</text:p>
          </table:table-cell>
          <table:table-cell office:value-type="string">
            <text:p>compat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core.py:2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24">
            <text:p>0.024</text:p>
          </table:table-cell>
          <table:table-cell office:value-type="string">
            <text:p>decorator.py:29(&lt;module&gt;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.074">
            <text:p>1.074</text:p>
          </table:table-cell>
          <table:table-cell office:value-type="float" office:value="0.054">
            <text:p>0.054</text:p>
          </table:table-cell>
          <table:table-cell office:value-type="string">
            <text:p>explicit_operators.py:75(__init__)</text:p>
          </table:table-cell>
          <table:table-cell table:number-columns-repeated="7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fields.py:71(__init__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892">
            <text:p>0.892</text:p>
          </table:table-cell>
          <table:table-cell office:value-type="float" office:value="0.045">
            <text:p>0.045</text:p>
          </table:table-cell>
          <table:table-cell office:value-type="string">
            <text:p>generic_equation.py:247(reset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165">
            <text:p>0.165</text:p>
          </table:table-cell>
          <table:table-cell office:value-type="float" office:value="0.008">
            <text:p>0.008</text:p>
          </table:table-cell>
          <table:table-cell office:value-type="string">
            <text:p>generic_equation.py:56(solv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generic_mesh.py:88(get_areas)</text:p>
          </table:table-cell>
          <table:table-cell table:number-columns-repeated="7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generic_operator.py:17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geomTools.py:12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hashlib.py:55(&lt;module&gt;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2.827">
            <text:p>2.827</text:p>
          </table:table-cell>
          <table:table-cell office:value-type="float" office:value="0.141">
            <text:p>0.141</text:p>
          </table:table-cell>
          <table:table-cell office:value-type="string">
            <text:p>implicit_operators.py:347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3">
            <text:p>0.003</text:p>
          </table:table-cell>
          <table:table-cell office:value-type="string">
            <text:p>index_tricks.py:1(&lt;module&gt;)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interface.py:204(__init__)</text:p>
          </table:table-cell>
          <table:table-cell table:number-columns-repeated="7"/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interface.py:223(matvec)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string">
            <text:p>interface.py:235(aslinearoperator)</text:p>
          </table:table-cell>
          <table:table-cell table:number-columns-repeated="7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string">
            <text:p>interface.py:59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io.py:34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27">
            <text:p>0.027</text:p>
          </table:table-cell>
          <table:table-cell office:value-type="string">
            <text:p>iterative.py:1(&lt;module&gt;)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207">
            <text:p>0.207</text:p>
          </table:table-cell>
          <table:table-cell office:value-type="float" office:value="0.003">
            <text:p>0.003</text:p>
          </table:table-cell>
          <table:table-cell office:value-type="string">
            <text:p>iterative.py:75(non_reentran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lapack.py:5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linalg.py:10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5">
            <text:p>0.005</text:p>
          </table:table-cell>
          <table:table-cell office:value-type="string">
            <text:p>linsolve.py:1(&lt;module&gt;)</text:p>
          </table:table-cell>
          <table:table-cell table:number-columns-repeated="7"/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mesh_object.py:13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npyio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output.py:12(&lt;module&gt;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output.py:235(write_csv_file)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atch.py:56(set_patch_uniform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pickle.py:25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polynomial.py:928(poly1d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91">
            <text:p>0.091</text:p>
          </table:table-cell>
          <table:table-cell office:value-type="string">
            <text:p>readers.py:3(&lt;module&gt;)</text:p>
          </table:table-cell>
          <table:table-cell table:number-columns-repeated="7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sputils.py:108(isshape)</text:p>
          </table:table-cell>
          <table:table-cell table:number-columns-repeated="7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string">
            <text:p>sre_compile.py:179(_compile_charset)</text:p>
          </table:table-cell>
          <table:table-cell table:number-columns-repeated="7"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sre_parse.py:131(__getitem__)</text:p>
          </table:table-cell>
          <table:table-cell table:number-columns-repeated="7"/>
        </table:table-row>
        <table:table-row table:style-name="ro1">
          <table:table-cell office:value-type="string">
            <text:p>452/16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sre_parse.py:141(getwidth)</text:p>
          </table:table-cell>
          <table:table-cell table:number-columns-repeated="7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sre_parse.py:202(get)</text:p>
          </table:table-cell>
          <table:table-cell table:number-columns-repeated="7"/>
        </table:table-row>
        <table:table-row table:style-name="ro1">
          <table:table-cell office:value-type="string">
            <text:p>77/2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sre_parse.py:302(_parse_sub)</text:p>
          </table:table-cell>
          <table:table-cell table:number-columns-repeated="7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string.py:158(conver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4">
            <text:p>0.004</text:p>
          </table:table-cell>
          <table:table-cell office:value-type="string">
            <text:p>tempfile.py:18(&lt;module&gt;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641">
            <text:p>0.641</text:p>
          </table:table-cell>
          <table:table-cell office:value-type="float" office:value="0.032">
            <text:p>0.032</text:p>
          </table:table-cell>
          <table:table-cell office:value-type="string">
            <text:p>time_loop.py:51(save_time)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utils.py:29(make_system)</text:p>
          </table:table-cell>
          <table:table-cell table:number-columns-repeated="7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vertex.py:37(setX)</text:p>
          </table:table-cell>
          <table:table-cell table:number-columns-repeated="7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vertex.py:42(setY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compile}</text:p>
          </table:table-cell>
          <table:table-cell table:number-columns-repeated="7"/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cy_geometric_tools.cy_value_close}</text:p>
          </table:table-cell>
          <table:table-cell table:number-columns-repeated="7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getattr}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3056">
            <text:p>305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ArgInfo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ArgSpec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Argument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Attribut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Match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Mismatch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ModuleInfo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1(Traceback)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float" office:value="0.001">
            <text:p>0.001</text:p>
          </table:table-cell>
          <table:table-cell office:value-type="string">
            <text:p>&lt;string&gt;:1(bicg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163">
            <text:p>0.163</text:p>
          </table:table-cell>
          <table:table-cell office:value-type="float" office:value="0.008">
            <text:p>0.008</text:p>
          </table:table-cell>
          <table:table-cell office:value-type="string">
            <text:p>&lt;string&gt;:1(cg)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&lt;string&gt;:1(non_reentran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2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7(Chebyshev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7(Hermit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7(Hermite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7(Laguerr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7(Legendr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7(Polynomial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&lt;string&gt;:8(__new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xTk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.py:1711(_ImageCrop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.py:1746(ImagePointHandl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.py:1750(ImageTransformHandl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.py:36(_imaging_not_installed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.py:406(_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.py:445(Imag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108(MinFilt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124(MaxFilt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142(ModeFilt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158(GaussianBlu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169(UnsharpMask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18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182(BLU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195(CONTOU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0(Filt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06(DETAIL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17(EDGE_ENHANC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28(EDGE_ENHANCE_MOR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39(EMBOS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50(FIND_EDGE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6(Kernel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61(SMOOTH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72(SMOOTH_MOR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285(SHARPEN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59(BuiltinFilt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66(RankFilt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Filter.py:92(MedianFilt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Mode.py:17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ageMode.py:22(ModeDescript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ngIO.py:30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ngIO.py:42(StringIO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serDict.py:58(ge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serDict.py:70(__contains__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config__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future__.py:48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future__.py:74(_Feature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future__.py:75(__init__)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0(&lt;lambda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0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01(&lt;module&gt;)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04(CFunctionType)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3(&lt;lambda&gt;)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46(&lt;lambda&gt;)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47(_check_siz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59(py_objec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4">
            <text:p>0.004</text:p>
          </table:table-cell>
          <table:table-cell office:value-type="string">
            <text:p>__init__.py:168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68(c_shor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72(c_ushort)</text:p>
          </table:table-cell>
          <table:table-cell table:number-columns-repeated="7"/>
        </table:table-row>
        <table:table-row table:style-name="ro1">
          <table:table-cell office:value-type="float" office:value="199">
            <text:p>19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74(&lt;lambda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76(c_long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80(c_ulong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89(c_in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__init__.py:19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93(c_uint)</text:p>
          </table:table-cell>
          <table:table-cell table:number-columns-repeated="7"/>
        </table:table-row>
        <table:table-row table:style-name="ro1"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95(&lt;lambda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97(c_floa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01(c_doubl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05(c_longdoubl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26(c_ubyt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33(c_byt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38(c_cha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43(c_char_p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55(c_void_p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60(c_bool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65(_reset_cach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91(c_wchar_p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94(c_wcha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332(CDLL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349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359(_FuncPt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388(PyDLL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428(LibraryLoader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429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__init__.py:44(&lt;module&gt;)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493(PYFUNCTYPE)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494(CFunctionTyp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5">
            <text:p>0.005</text:p>
          </table:table-cell>
          <table:table-cell office:value-type="string">
            <text:p>__init__.py:52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7">
            <text:p>0.007</text:p>
          </table:table-cell>
          <table:table-cell office:value-type="string">
            <text:p>__init__.py:6(&lt;module&gt;)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60(&lt;lambda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4">
            <text:p>0.004</text:p>
          </table:table-cell>
          <table:table-cell office:value-type="string">
            <text:p>__init__.py:60(&lt;module&gt;)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78(CFUNCTYPE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string">
            <text:p>__init__.py:8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99">
            <text:p>0.099</text:p>
          </table:table-cell>
          <table:table-cell office:value-type="string">
            <text:p>__init__.py:87(&lt;module&gt;)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96(&lt;lambda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binary.py:14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components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datasource.py:148(DataSourc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_datasource.py:3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datasource.py:47(_FileOpener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datasource.py:482(Repository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datasource.py:70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decomp_qz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endian.py:26(_swapped_meta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endian.py:4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endian.py:49(BigEndianStructur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mport_tools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mport_tools.py:334(PackageLoaderDebug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mport_tools.py:6(PackageLoader)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18(getargspec)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3(ismethod)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50(strseq)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57(formatargspec)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59(&lt;lambda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60(&lt;lambda&gt;)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161(&lt;lambda&gt;)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24(isfunction)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37(iscode)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59(getarg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spect.py:6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ternal.py:191(_getintp_ctyp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ternal.py:212(_missing_ctype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nternal.py:219(_ctype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_internal.py:4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145(LineSplitt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236(NameValidat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428(ConverterErr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435(ConverterLockErr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442(ConversionWarning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iotools.py:456(StringConvert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laplacian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methods.py:4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solvers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_umfpack.py:11(swig_import_help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_umfpack.py:9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validation.py:1(&lt;module&gt;)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16(__init__)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20(__enter__)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26(__exit__)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36(__init__)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52(_commit_removals)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58(__iter__)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68(__contains__)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weakrefset.py:81(add)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abc.py:105(register)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bc.py:148(__subclasscheck__)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bc.py:15(abstractmethod)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abc.py:86(__new__)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bc.py:89(&lt;genexpr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string">
            <text:p>add_newdocs.py:9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288(ArpackErr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297(ArpackNoConvergenc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315(_ArpackParam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386(_SymmetricArpackParam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603(_UnsymmetricArpackParam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904(SpLuInv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924(LuInv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938(IterInv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pack.py:968(IterOpInv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_printer.py:2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ad.py:4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523(FloatForma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635(IntegerForma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655(LongFloatForma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685(LongComplexForma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696(ComplexForma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712(DatetimeForma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print.py:740(TimedeltaForma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arraysetops.py:25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terator.py:21(Arrayterat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rrayterator.py:9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base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e.py:13(SparseWarning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e.py:14(SparseFormatWarning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e.py:15(SparseEfficiencyWarning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e.py:44(spmatrix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isect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las.py:6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sr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sr.py:11(swig_import_help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sr.py:19(bsr_matrix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sr.py:9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lculated_fields.py:143(HRSFaceValu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lculated_fields.py:16(LinearFaceValu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lculated_fields.py:257(GaussCellGradien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lculated_fields.py:350(GaussFaceGradien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lculated_fields.py:447(MassFlux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lculated_fields.py:473(Divergenc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lculated_fields.py:82(UpwindFaceValu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1019(FunctionTestCas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133(TestCas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25(SkipTes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34(_ExpectedFailur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45(_UnexpectedSuccess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610(_deprecat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ase.py:98(_AssertRaisesContex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ell.py:12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ell.py:21(Cell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ollections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llections.py:26(OrderedDict)</text:p>
          </table:table-cell>
          <table:table-cell table:number-columns-repeated="7"/>
        </table:table-row>
        <table:table-row table:style-name="ro1">
          <table:table-cell office:value-type="float" office:value="290">
            <text:p>29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llections.py:325(&lt;genexpr&gt;)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llections.py:349(&lt;genexpr&gt;)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llections.py:351(&lt;genexpr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llections.py:383(Count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mmon.py:4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mpat.py:106(Unpickl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mpat.py:113(Pickl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mpressed.py:17(_cs_matrix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ompressed.py:2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nstruct.py:2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o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o.py:11(swig_import_help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o.py:16(coo_matrix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o.py:9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py.py:113(_copy_with_construct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py.py:66(copy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py_reg.py:14(pickl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py_reg.py:27(construct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1032(_DomainedBinaryOperation)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1052(__init__)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ore.py:107(get_object_signatur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126(MAErr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129(MaskErr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252(_MaskedPrintOption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257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401(_arraymethod)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430(__init__)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436(getdoc)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443(__ge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471(MaskedIterat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2574(MaskedArray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507(mvoid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697(MaskedConstan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703(__new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706(__array_finalize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807(_extrema_operation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862(_minimum_operation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864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874(_maximum_operation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876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5918(_frommethod)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ore.py:5928(__init__)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ore.py:5932(getdoc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120(_convert2ma)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132(__init__)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137(getdoc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28(_DomainCheckInterval)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36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50(_DomainTan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56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66(_DomainSafeDivide)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68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81(_DomainGreater)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83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93(_DomainGreaterEqual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795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804(_MaskedUnaryOperation)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821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886(_MaskedBinaryOperation)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90(doc_note)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re.py:905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sc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sc.py:11(swig_import_help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sc.py:17(csc_matrix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sc.py:9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sgraph.py:11(swig_import_help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sgraph.py:9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4">
            <text:p>0.004</text:p>
          </table:table-cell>
          <table:table-cell office:value-type="string">
            <text:p>csr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csr.py:11(swig_import_help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sr.py:19(csr_matrix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csr.py:9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typeslib.py:153(_ndptr)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typeslib.py:306(prep_simpl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3">
            <text:p>0.003</text:p>
          </table:table-cell>
          <table:table-cell office:value-type="string">
            <text:p>ctypeslib.py:5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ata.py:19(_data_matrix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ata.py:7(&lt;module&gt;)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ata.py:80(_create_method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mp.py:15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mp_cholesky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mp_lu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mp_qr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7">
            <text:p>0.047</text:p>
          </table:table-cell>
          <table:table-cell office:value-type="string">
            <text:p>decomp_schur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mp_svd.py:1(&lt;module&gt;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rator.py:124(update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decorator.py:135(make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decorator.py:164(create)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rator.py:182(&lt;genexpr&gt;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decorator.py:186(decorat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rator.py:54(getfullargspec)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rator.py:56(__init__)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rator.py:62(__iter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rator.py:71(FunctionMaker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decorator.py:77(__init__)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corator.py:95(&lt;lambda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decorators.py:15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fchararray.py:17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fchararray.py:1732(chararray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defmatrix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fmatrix.py:195(matrix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a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a.py:11(swig_import_help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a.py:14(dia_matrix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a.py:9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fflib.py:1672(HtmlDiff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difflib.py:29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fflib.py:46(SequenceMatch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fflib.py:766(Diff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is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occer.py:2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ok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ok.py:21(dok_matrix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ual.py:12(&lt;module&gt;)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ual.py:50(register_func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plicit_operators.py:113(Laplac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plicit_operators.py:163(LaplaceVec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plicit_operators.py:17(Divergenc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plicit_operators.py:204(Gradien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plicit_operators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plicit_operators.py:69(DivergenceVec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ct.py:2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10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1415(MAxisConcatenat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1427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1481(mr_clas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1497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222(_fromnxfunction)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239(__init__)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xtras.py:243(getdoc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ace.py:18(Fac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face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ftpack.py:32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elds.py:108(ScalarField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elds.py:15(Field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elds.py:161(VectorField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elds.py:209(SurfaceScalarField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elds.py:237(SurfaceVectorField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elds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elds.py:67(VolumeField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inancial.py:8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linalg.py:5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nmatch.py:1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ormat.py:136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romnumeric.py:2(&lt;module&gt;)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fromnumeric.py:923(diagonal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string">
            <text:p>function_base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unction_base.py:1706(vectoriz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unctions.py:3(&lt;module&gt;)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unctions.py:60(zeros)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unctools.py:17(update_wrapper)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functools.py:39(wraps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048">
            <text:p>0.048</text:p>
          </table:table-cell>
          <table:table-cell office:value-type="string">
            <text:p>generic_equation.py:103(reset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equation.py:122(add_monitor)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equation.py:126(append_to_monit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equation.py:130(GenericVectorEquation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equation.py:134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equation.py:19(GenericScalarEquation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equation.py:23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equation.py:244(save_residual)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generic_equation.py:274(diag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13">
            <text:p>0.113</text:p>
          </table:table-cell>
          <table:table-cell office:value-type="string">
            <text:p>generic_equation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equation.py:82(save_residual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mesh.py:14(GenericMesh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mesh.py:19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mesh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mesh.py:80(get_volume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operator.py:13(GenericScalarOperat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operator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_operator.py:86(GenericVectorOperator)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generic_operator.py:90(__init__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path.py:15(exists)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path.py:26(isfile)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11(_frz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.023">
            <text:p>0.023</text:p>
          </table:table-cell>
          <table:table-cell office:value-type="string">
            <text:p>getlimits.py:124(_init)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145(&lt;lambda&gt;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146(&lt;lambda&gt;)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147(&lt;lambda&gt;)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148(&lt;lambda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192(iinfo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2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22(finfo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242(__init__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tlimits.py:267(max)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.012">
            <text:p>0.012</text:p>
          </table:table-cell>
          <table:table-cell office:value-type="string">
            <text:p>getlimits.py:91(__new__)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ashlib.py:94(__get_openssl_construct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eapq.py:3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elper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103(DdtCrankNicholsonVec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131(Divergenc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17(DdtEul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185(DivergenceVec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227(Laplac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335(LaplaceVec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49(DdtEulerVec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mplicit_operators.py:77(DdtCrankNicholson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142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210(AxisConcatenator)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228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337(RClas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431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436(CClas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453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458(ndenumerat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505(ndindex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600(IndexExpression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643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dex_tricks.py:82(nd_grid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o.py:147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o.py:175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o.py:34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o.py:8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o.py:84(&lt;module&gt;)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142(isfunction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209(iscod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3">
            <text:p>0.023</text:p>
          </table:table-cell>
          <table:table-cell office:value-type="string">
            <text:p>inspect.py:25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630(EndOfBlock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632(BlockFinder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67(ismethod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743(getargs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803(getargspec)</text:p>
          </table:table-cell>
          <table:table-cell table:number-columns-repeated="7"/>
        </table:table-row>
        <table:table-row table:style-name="ro1"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837(strseq)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spect.py:844(formatargspec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terface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terface.py:203(MatrixLinearOperator)</text:p>
          </table:table-cell>
          <table:table-cell table:number-columns-repeated="7"/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interface.py:213(rmatvec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terface.py:218(IdentityOperator)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interface.py:219(__init__)</text:p>
          </table:table-cell>
          <table:table-cell table:number-columns-repeated="7"/>
        </table:table-row>
        <table:table-row table:style-name="ro1">
          <table:table-cell office:value-type="float" office:value="155">
            <text:p>15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terface.py:226(rmatvec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terface.py:7(LinearOperat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o.py:69(IOBas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o.py:72(RawIOBas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o.py:75(BufferedIOBas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o.py:78(TextIOBase)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terative.py:67(set_docstring)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terative.py:68(combin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keyword.py:1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64">
            <text:p>0.064</text:p>
          </table:table-cell>
          <table:table-cell office:value-type="string">
            <text:p>lgmres.py:4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il.py:19(lil_matrix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il.py:2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inalg.py:37(LinAlgErr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inalg_version.py:1(&lt;module&gt;)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linecache.py:68(updatecach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ader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ader.py:38(TestLoad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bpcg.py:1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bpcg.py:85(CallableLinearOperat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smr.py:17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sqr.py:50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achar.py:15(MachA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achar.py:4(&lt;module&gt;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.023">
            <text:p>0.023</text:p>
          </table:table-cell>
          <table:table-cell office:value-type="string">
            <text:p>machar.py:95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ain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ain.py:63(TestProgram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1">
            <text:p>0.011</text:p>
          </table:table-cell>
          <table:table-cell office:value-type="string">
            <text:p>matfuncs.py:5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emmap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emmap.py:20(memmap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esh_object.py:11(MeshObjec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esh_object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inres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isc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isc.py:4(&lt;module&gt;)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nosetester.py:137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setester.py:6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osetester.py:85(NoseTest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pyio.py:126(NpzFil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pyio.py:82(BagObj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bers.py:13(Numb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bers.py:169(Real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bers.py:270(Rational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bers.py:295(Integral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bers.py:34(Complex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numbers.py:6(&lt;module&gt;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1473(set_string_function)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07(extend_all)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178(seterr)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274(geter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493(_unspecified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497(errstat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2571(_setdef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.py:37(ComplexWarning)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128(english_lower)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155(english_upper)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182(english_capitalize)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217(_evalname)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230(bitnam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286(_add_type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302(_add_aliase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343(_add_integer_aliase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384(_set_up_aliase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433(_construct_char_code_lookup)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448(_add_array_typ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456(_set_array_types)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608(obj2sctyp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770(_typedic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778(__getitem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785(_construct_lookup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numerictypes.py:82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erictypes.py:864(&lt;lambda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pytest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umpytest.py:10(IgnoreException)</text:p>
          </table:table-cell>
          <table:table-cell table:number-columns-repeated="7"/>
        </table:table-row>
        <table:table-row table:style-name="ro1">
          <table:table-cell office:value-type="float" office:value="119">
            <text:p>1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pcode.py:27(def_op)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pcode.py:31(name_op)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pcode.py:35(jrel_op)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pcode.py:39(jabs_op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pcode.py:5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utput.py:22(clean_output_dir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output.py:231(write_pvd_collection)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799">
            <text:p>0.799</text:p>
          </table:table-cell>
          <table:table-cell office:value-type="float" office:value="0.16">
            <text:p>0.16</text:p>
          </table:table-cell>
          <table:table-cell office:value-type="string">
            <text:p>output.py:64(write_mesh_file_with_field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atch.py:15(Patch)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atch.py:17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atch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atch.py:35(FieldPatch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ickle.py:1261(_EmptyClas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ickle.py:171(Pickl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ickle.py:58(PickleErr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ickle.py:62(PicklingErr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ickle.py:69(UnpicklingErr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ickle.py:82(_Stop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ickle.py:827(Unpickl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nomial.py:19(RankWarning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3">
            <text:p>0.003</text:p>
          </table:table-cell>
          <table:table-cell office:value-type="string">
            <text:p>polynomial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template.py:1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utils.py:3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utils.py:48(RankWarning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utils.py:52(PolyErr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utils.py:56(PolyDomainErr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lyutils.py:69(PolyBase)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127(dirnam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321(normpath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350(abspath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59(isabs)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68(join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print.py:35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print.py:84(PrettyPrinter)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ecision.py:15(_get_precision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ecision.py:21(_fill_tabl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ecision.py:28(PrecisionError)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ecision.py:31(_lookup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ecision.py:6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y3k.py:4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andom.py:100(seed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random.py:40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andom.py:649(WichmannHill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andom.py:72(Random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andom.py:799(SystemRandom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andom.py:91(__init__)</text:p>
          </table:table-cell>
          <table:table-cell table:number-columns-repeated="7"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re.py:134(match)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0.001">
            <text:p>0.001</text:p>
          </table:table-cell>
          <table:table-cell office:value-type="string">
            <text:p>re.py:188(compile)</text:p>
          </table:table-cell>
          <table:table-cell table:number-columns-repeated="7"/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string">
            <text:p>re.py:226(_compil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aders.py:20(MSHMesh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aders.py:248(FoamMesh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cords.py:214(record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cords.py:284(recarray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cords.py:36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cords.py:83(format_pars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result.py:1(&lt;module&gt;)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sult.py:14(failfas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sult.py:26(TestResul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unner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unner.py:119(TextTestRunn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unner.py:12(_WritelnDecorat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unner.py:28(TextTestResul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cimath.py:17(&lt;module&gt;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ape_base.py:1(&lt;module&gt;)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shape_base.py:58(atleast_2d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util.py:31(Err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util.py:34(SpecialFileErr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util.py:38(ExecErr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hutil.py:5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ignals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ignals.py:9(_InterruptHandl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1">
            <text:p>0.011</text:p>
          </table:table-cell>
          <table:table-cell office:value-type="string">
            <text:p>special_matrices.py:2(&lt;module&gt;)</text:p>
          </table:table-cell>
          <table:table-cell table:number-columns-repeated="7"/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sputils.py:123(issequenc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putils.py:2(&lt;module&gt;)</text:p>
          </table:table-cell>
          <table:table-cell table:number-columns-repeated="7"/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sputils.py:93(isintlike)</text:p>
          </table:table-cell>
          <table:table-cell table:number-columns-repeated="7"/>
        </table:table-row>
        <table:table-row table:style-name="ro1">
          <table:table-cell office:value-type="float" office:value="408">
            <text:p>40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25(_identityfunction)</text:p>
          </table:table-cell>
          <table:table-cell table:number-columns-repeated="7"/>
        </table:table-row>
        <table:table-row table:style-name="ro1">
          <table:table-cell office:value-type="float" office:value="144">
            <text:p>1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355(_simple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sre_compile.py:362(_compile_info)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475(isstring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.001">
            <text:p>0.001</text:p>
          </table:table-cell>
          <table:table-cell office:value-type="string">
            <text:p>sre_compile.py:481(_code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.001">
            <text:p>0.001</text:p>
          </table:table-cell>
          <table:table-cell office:value-type="string">
            <text:p>sre_compile.py:496(compile)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52(fixup)</text:p>
          </table:table-cell>
          <table:table-cell table:number-columns-repeated="7"/>
        </table:table-row>
        <table:table-row table:style-name="ro1">
          <table:table-cell office:value-type="float" office:value="671">
            <text:p>67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27(__len__)</text:p>
          </table:table-cell>
          <table:table-cell table:number-columns-repeated="7"/>
        </table:table-row>
        <table:table-row table:style-name="ro1">
          <table:table-cell office:value-type="float" office:value="144">
            <text:p>1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35(__setitem__)</text:p>
          </table:table-cell>
          <table:table-cell table:number-columns-repeated="7"/>
        </table:table-row>
        <table:table-row table:style-name="ro1">
          <table:table-cell office:value-type="float" office:value="447">
            <text:p>4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39(append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79(__init__)</text:p>
          </table:table-cell>
          <table:table-cell table:number-columns-repeated="7"/>
        </table:table-row>
        <table:table-row table:style-name="ro1">
          <table:table-cell office:value-type="float" office:value="856">
            <text:p>8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sre_parse.py:196(match)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11(isident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14(isdigit)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17(isname)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26(_class_escape)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58(_escape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sre_parse.py:674(parse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68(__init__)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73(opengroup)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84(closegroup)</text:p>
          </table:table-cell>
          <table:table-cell table:number-columns-repeated="7"/>
        </table:table-row>
        <table:table-row table:style-name="ro1">
          <table:table-cell office:value-type="float" office:value="310">
            <text:p>3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91(__init__)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at.py:24(S_IFMT)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at.py:49(S_ISREG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de_tricks.py:12(DummyArray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de_tricks.py:7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ng.py:131(__init__)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office:value-type="string">
            <text:p>string.py:148(substitute)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ng.py:308(join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b_mesh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b_mesh.py:3(SubMesh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ite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ite.py:16(BaseTestSuit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ite.py:252(_ErrorHold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ite.py:299(_DebugResul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uite.py:78(TestSuit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empfile.py:108(_RandomNameSequenc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empfile.py:368(_TemporaryFileWrapp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empfile.py:497(SpooledTemporaryFil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ime_loop.py:15(TimeLoop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ime_loop.py:20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ime_loop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ime_loop.py:40(uniform_save_time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59">
            <text:p>0.159</text:p>
          </table:table-cell>
          <table:table-cell office:value-type="string">
            <text:p>time_loop.py:63(save_curren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oken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okenize.py:145(TokenErro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okenize.py:147(StopTokenizing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okenize.py:178(Untokeniz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8">
            <text:p>0.018</text:p>
          </table:table-cell>
          <table:table-cell office:value-type="string">
            <text:p>tokenize.py:23(&lt;module&gt;)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okenize.py:44(group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okenize.py:45(any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okenize.py:46(maybe)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twodim_base.py:169(ey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wodim_base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1">
            <text:p>0.021</text:p>
          </table:table-cell>
          <table:table-cell office:value-type="string">
            <text:p>type_check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ypeconv.py:1(&lt;module&gt;)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ypeconv.py:22(convtypecod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ypeconv.py:51(_oldtypecode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funclike.py:4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funcs.py: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mfpack.py:233(Struc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mfpack.py:254(UmfpackContext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umfpack.py:37(updateDictWithVar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util.py:1(&lt;module&gt;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utils.py:1(&lt;module&gt;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08(__init__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13(__call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364(WarningMessag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394(WarningManager)</text:p>
          </table:table-cell>
          <table:table-cell office:value-type="string">
            <text:p>method</text:p>
          </table:table-cell>
          <table:table-cell office:value-type="string">
            <text:p>__new__</text:p>
          </table:table-cell>
          <table:table-cell office:value-type="string">
            <text:p>of</text:p>
          </table:table-cell>
          <table:table-cell office:value-type="string">
            <text:p>type</text:p>
          </table:table-cell>
          <table:table-cell office:value-type="string">
            <text:p>object</text:p>
          </table:table-cell>
          <table:table-cell office:value-type="string">
            <text:p>at</text:p>
          </table:table-cell>
          <table:table-cell office:value-type="string">
            <text:p>0x84a640}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416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424(__enter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440(__exit__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57(deprecate)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19(coerc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3(&lt;module&gt;)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utils.py:78(postprocess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93(_set_function_nam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97(_Deprecate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s.py:988(SafeEval)</text:p>
          </table:table-cell>
          <table:table-cell office:value-type="string">
            <text:p>seed</text:p>
          </table:table-cell>
          <table:table-cell office:value-type="string">
            <text:p>at</text:p>
          </table:table-cell>
          <table:table-cell office:value-type="string">
            <text:p>0x25d8938}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vector_operations.py:3(&lt;module&gt;)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version.py:3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89">
            <text:p>0.089</text:p>
          </table:table-cell>
          <table:table-cell office:value-type="string">
            <text:p>vertex.py:11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vertex.py:13(Vertex)</text:p>
          </table:table-cell>
          <table:table-cell table:number-columns-repeated="7"/>
        </table:table-row>
        <table:table-row table:style-name="ro1">
          <table:table-cell office:value-type="float" office:value="612">
            <text:p>6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vertex.py:47(setZ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vtkTools.py:14(&lt;module&gt;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vtkTools.py:455(save_pvd_collection)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warnings.py:45(filterwarnings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arnings.py:74(simplefilter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eakref.py:243(__init__)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_import__}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ctypes.POINTER}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ctypes.dlopen}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ctypes.set_conversion_mode}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ctypes.sizeof}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hashlib.openssl_md5}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hashlib.openssl_sha1}</text:p>
          </table:table-cell>
          <table:table-cell office:value-type="string">
            <text:p>'__contains__'</text:p>
          </table:table-cell>
          <table:table-cell office:value-type="string">
            <text:p>of</text:p>
          </table:table-cell>
          <table:table-cell office:value-type="string">
            <text:p>'frozense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hashlib.openssl_sha224}</text:p>
          </table:table-cell>
          <table:table-cell office:value-type="string">
            <text:p>'__subclasses__'</text:p>
          </table:table-cell>
          <table:table-cell office:value-type="string">
            <text:p>of</text:p>
          </table:table-cell>
          <table:table-cell office:value-type="string">
            <text:p>'type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hashlib.openssl_sha256}</text:p>
          </table:table-cell>
          <table:table-cell office:value-type="string">
            <text:p>'__subclasshook__'</text:p>
          </table:table-cell>
          <table:table-cell office:value-type="string">
            <text:p>of</text:p>
          </table:table-cell>
          <table:table-cell office:value-type="string">
            <text:p>'obje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hashlib.openssl_sha384}</text:p>
          </table:table-cell>
          <table:table-cell office:value-type="string">
            <text:p>'add'</text:p>
          </table:table-cell>
          <table:table-cell office:value-type="string">
            <text:p>of</text:p>
          </table:table-cell>
          <table:table-cell office:value-type="string">
            <text:p>'se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hashlib.openssl_sha512}</text:p>
          </table:table-cell>
          <table:table-cell office:value-type="string">
            <text:p>'all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sre.compile}</text:p>
          </table:table-cell>
          <table:table-cell office:value-type="string">
            <text:p>'any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sre.getlower}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struct.calcsize}</text:p>
          </table:table-cell>
          <table:table-cell office:value-type="string">
            <text:p>'astype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all}</text:p>
          </table:table-cell>
          <table:table-cell office:value-type="string">
            <text:p>'clear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binascii.hexlify}</text:p>
          </table:table-cell>
          <table:table-cell office:value-type="string">
            <text:p>'close'</text:p>
          </table:table-cell>
          <table:table-cell office:value-type="string">
            <text:p>of</text:p>
          </table:table-cell>
          <table:table-cell office:value-type="string">
            <text:p>'file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built-in</text:p>
          </table:table-cell>
          <table:table-cell office:value-type="string">
            <text:p>'conj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chr}</text:p>
          </table:table-cell>
          <table:table-cell office:value-type="string">
            <text:p>'cop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dir}</text:p>
          </table:table-cell>
          <table:table-cell office:value-type="string">
            <text:p>'diagonal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eval}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filter}</text:p>
          </table:table-cell>
          <table:table-cell office:value-type="string">
            <text:p>'dot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function</text:p>
          </table:table-cell>
          <table:table-cell office:value-type="string">
            <text:p>'endswith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globals}</text:p>
          </table:table-cell>
          <table:table-cell office:value-type="string">
            <text:p>'ext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hasattr}</text:p>
          </table:table-cell>
          <table:table-cell office:value-type="string">
            <text:p>'format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imp.find_module}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>
            <text:p>72/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issubclass}</text:p>
          </table:table-cell>
          <table:table-cell office:value-type="string">
            <text:p>'group'</text:p>
          </table:table-cell>
          <table:table-cell office:value-type="string">
            <text:p>of</text:p>
          </table:table-cell>
          <table:table-cell office:value-type="string">
            <text:p>'_sre.SRE_Match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/>
          <table:table-cell office:value-type="string">
            <text:p>'index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locals}</text:p>
          </table:table-cell>
          <table:table-cell office:value-type="string">
            <text:p>'inser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0.002">
            <text:p>0.002</text:p>
          </table:table-cell>
          <table:table-cell office:value-type="string">
            <text:p>{map}</text:p>
          </table:table-cell>
          <table:table-cell office:value-type="string">
            <text:p>'isalnum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ath.exp}</text:p>
          </table:table-cell>
          <table:table-cell office:value-type="string">
            <text:p>'isdigit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ath.log10}</text:p>
          </table:table-cell>
          <table:table-cell office:value-type="string">
            <text:p>'item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ath.log}</text:p>
          </table:table-cell>
          <table:table-cell office:value-type="string">
            <text:p>'iteritem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ath.sqrt}</text:p>
          </table:table-cell>
          <table:table-cell office:value-type="string">
            <text:p>'join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match'</text:p>
          </table:table-cell>
          <table:table-cell office:value-type="string">
            <text:p>of</text:p>
          </table:table-cell>
          <table:table-cell office:value-type="string">
            <text:p>'_sre.SRE_Pattern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avel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adlines'</text:p>
          </table:table-cell>
          <table:table-cell office:value-type="string">
            <text:p>of</text:p>
          </table:table-cell>
          <table:table-cell office:value-type="string">
            <text:p>'file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duce'</text:p>
          </table:table-cell>
          <table:table-cell office:value-type="string">
            <text:p>of</text:p>
          </table:table-cell>
          <table:table-cell office:value-type="string">
            <text:p>'numpy.ufunc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move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move'</text:p>
          </table:table-cell>
          <table:table-cell office:value-type="string">
            <text:p>of</text:p>
          </table:table-cell>
          <table:table-cell office:value-type="string">
            <text:p>'se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place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shape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496">
            <text:p>49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find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889">
            <text:p>88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strip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or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plit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plitlines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tartswith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trip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ub'</text:p>
          </table:table-cell>
          <table:table-cell office:value-type="string">
            <text:p>of</text:p>
          </table:table-cell>
          <table:table-cell office:value-type="string">
            <text:p>'_sre.SRE_Pattern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um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take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tolist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translate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date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view'</text:p>
          </table:table-cell>
          <table:table-cell office:value-type="string">
            <text:p>of</text:p>
          </table:table-cell>
          <table:table-cell office:value-type="string">
            <text:p>'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write'</text:p>
          </table:table-cell>
          <table:table-cell office:value-type="string">
            <text:p>of</text:p>
          </table:table-cell>
          <table:table-cell office:value-type="string">
            <text:p>'file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675">
            <text:p>6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556">
            <text:p>5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table:number-columns-repeated="7"/>
        </table:table-row>
        <table:table-row table:style-name="ro1">
          <table:table-cell office:value-type="float" office:value="705">
            <text:p>7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in}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numpy.core.multiarray.set_string_function}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numpy.core.multiarray.set_typeDict}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numpy.core.umath.geterrobj}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numpy.core.umath.seterrobj}</text:p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numpy.lib._compiled_base.add_docstring}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open}</text:p>
          </table:table-cell>
          <table:table-cell table:number-columns-repeated="7"/>
        </table:table-row>
        <table:table-row table:style-name="ro1">
          <table:table-cell office:value-type="float" office:value="432">
            <text:p>4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ord}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osix.getpid}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osix.listdir}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osix.stat}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osix.unlink}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osix.urandom}</text:p>
          </table:table-cell>
          <table:table-cell table:number-columns-repeated="7"/>
        </table:table-row>
        <table:table-row table:style-name="ro1"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repr}</text:p>
          </table:table-cell>
          <table:table-cell table:number-columns-repeated="7"/>
        </table:table-row>
        <table:table-row table:style-name="ro1">
          <table:table-cell office:value-type="float" office:value="137">
            <text:p>1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setattr}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sorted}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sys._getframe}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hread.allocate_lock}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vars}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7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2:Sheet1.F95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heet2.A2:Sheet2.F95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/00/0000</text:date>, <text:time style:data-style-name="N2" text:time-value="0000-00-00T21:04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ce </meta:initial-creator>
    <meta:creation-date>2014-04-02T17:48:22</meta:creation-date>
    <dc:date>2014-04-02T22:53:30</dc:date>
    <dc:creator>bence </dc:creator>
    <meta:editing-duration>P0D</meta:editing-duration>
    <meta:editing-cycles>2</meta:editing-cycles>
    <meta:generator>LibreOffice/4.0.2.2$Linux_X86_64 LibreOffice_project/400m0$Build-2</meta:generator>
    <meta:document-statistic meta:table-count="2" meta:cell-count="11915" meta:object-count="0"/>
  </office:meta>
</office:document-meta>
</file>